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 rate(births/1,000 population) </text:p>
          </table:table-cell>
          <table:table-cell table:style-name="Default" office:value-type="string" calcext:value-type="string">
            <text:p>birth_rate</text:p>
          </table:table-cell>
          <table:table-cell office:value-type="string" calcext:value-type="string">
            <text:p>birth_rate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f.html" xlink:type="simple">Afghanistan</text:a> </text:p>
          </table:table-cell>
          <table:table-cell office:value-type="string" calcext:value-type="string">
            <text:p>37.83 births/1,000 population (2011 est.) </text:p>
          </table:table-cell>
          <table:table-cell table:formula="of:=MID([.B2]; 1; FIND(&quot; &quot;; [.B2]))" office:value-type="string" office:string-value="37.83 " calcext:value-type="string">
            <text:p>37.83 </text:p>
          </table:table-cell>
          <table:table-cell office:value-type="string" calcext:value-type="string">
            <text:p>37.8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l.html" xlink:type="simple">Albania</text:a> </text:p>
          </table:table-cell>
          <table:table-cell office:value-type="string" calcext:value-type="string">
            <text:p>12.15 births/1,000 population (2011 est.) </text:p>
          </table:table-cell>
          <table:table-cell table:style-name="Default" table:formula="of:=MID([.B3]; 1; FIND(&quot; &quot;; [.B3]))" office:value-type="string" office:string-value="12.15 " calcext:value-type="string">
            <text:p>12.15 </text:p>
          </table:table-cell>
          <table:table-cell office:value-type="string" calcext:value-type="string">
            <text:p>12.1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g.html" xlink:type="simple">Algeria</text:a> </text:p>
          </table:table-cell>
          <table:table-cell office:value-type="string" calcext:value-type="string">
            <text:p>16.69 births/1,000 population (2011 est.) </text:p>
          </table:table-cell>
          <table:table-cell table:formula="of:=MID([.B4]; 1; FIND(&quot; &quot;; [.B4]))" office:value-type="string" office:string-value="16.69 " calcext:value-type="string">
            <text:p>16.69 </text:p>
          </table:table-cell>
          <table:table-cell office:value-type="string" calcext:value-type="string">
            <text:p>16.6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q.html" xlink:type="simple">American Samoa</text:a> </text:p>
          </table:table-cell>
          <table:table-cell office:value-type="string" calcext:value-type="string">
            <text:p>22.84 births/1,000 population (2011 est.) </text:p>
          </table:table-cell>
          <table:table-cell table:formula="of:=MID([.B5]; 1; FIND(&quot; &quot;; [.B5]))" office:value-type="string" office:string-value="22.84 " calcext:value-type="string">
            <text:p>22.84 </text:p>
          </table:table-cell>
          <table:table-cell office:value-type="string" calcext:value-type="string">
            <text:p>22.8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n.html" xlink:type="simple">Andorra</text:a> </text:p>
          </table:table-cell>
          <table:table-cell office:value-type="string" calcext:value-type="string">
            <text:p>9.66 births/1,000 population (2011 est.) </text:p>
          </table:table-cell>
          <table:table-cell table:formula="of:=MID([.B6]; 1; FIND(&quot; &quot;; [.B6]))" office:value-type="string" office:string-value="9.66 " calcext:value-type="string">
            <text:p>9.66 </text:p>
          </table:table-cell>
          <table:table-cell office:value-type="string" calcext:value-type="string">
            <text:p>9.6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o.html" xlink:type="simple">Angola</text:a> </text:p>
          </table:table-cell>
          <table:table-cell office:value-type="string" calcext:value-type="string">
            <text:p>42.91 births/1,000 population (2011 est.) </text:p>
          </table:table-cell>
          <table:table-cell table:formula="of:=MID([.B7]; 1; FIND(&quot; &quot;; [.B7]))" office:value-type="string" office:string-value="42.91 " calcext:value-type="string">
            <text:p>42.91 </text:p>
          </table:table-cell>
          <table:table-cell office:value-type="string" calcext:value-type="string">
            <text:p>42.9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v.html" xlink:type="simple">Anguilla</text:a> </text:p>
          </table:table-cell>
          <table:table-cell office:value-type="string" calcext:value-type="string">
            <text:p>12.92 births/1,000 population (2011 est.) </text:p>
          </table:table-cell>
          <table:table-cell table:formula="of:=MID([.B8]; 1; FIND(&quot; &quot;; [.B8]))" office:value-type="string" office:string-value="12.92 " calcext:value-type="string">
            <text:p>12.92 </text:p>
          </table:table-cell>
          <table:table-cell office:value-type="string" calcext:value-type="string">
            <text:p>12.9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c.html" xlink:type="simple">Antigua and Barbuda</text:a> </text:p>
          </table:table-cell>
          <table:table-cell office:value-type="string" calcext:value-type="string">
            <text:p>16.31 births/1,000 population (2011 est.) </text:p>
          </table:table-cell>
          <table:table-cell table:formula="of:=MID([.B9]; 1; FIND(&quot; &quot;; [.B9]))" office:value-type="string" office:string-value="16.31 " calcext:value-type="string">
            <text:p>16.31 </text:p>
          </table:table-cell>
          <table:table-cell office:value-type="string" calcext:value-type="string">
            <text:p>16.3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r.html" xlink:type="simple">Argentina</text:a> </text:p>
          </table:table-cell>
          <table:table-cell office:value-type="string" calcext:value-type="string">
            <text:p>17.54 births/1,000 population (2011 est.) </text:p>
          </table:table-cell>
          <table:table-cell table:formula="of:=MID([.B10]; 1; FIND(&quot; &quot;; [.B10]))" office:value-type="string" office:string-value="17.54 " calcext:value-type="string">
            <text:p>17.54 </text:p>
          </table:table-cell>
          <table:table-cell office:value-type="string" calcext:value-type="string">
            <text:p>17.5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m.html" xlink:type="simple">Armenia</text:a> </text:p>
          </table:table-cell>
          <table:table-cell office:value-type="string" calcext:value-type="string">
            <text:p>12.85 births/1,000 population (2011 est.) </text:p>
          </table:table-cell>
          <table:table-cell table:formula="of:=MID([.B11]; 1; FIND(&quot; &quot;; [.B11]))" office:value-type="string" office:string-value="12.85 " calcext:value-type="string">
            <text:p>12.85 </text:p>
          </table:table-cell>
          <table:table-cell office:value-type="string" calcext:value-type="string">
            <text:p>12.8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a.html" xlink:type="simple">Aruba</text:a> </text:p>
          </table:table-cell>
          <table:table-cell office:value-type="string" calcext:value-type="string">
            <text:p>12.78 births/1,000 population (2011 est.) </text:p>
          </table:table-cell>
          <table:table-cell table:formula="of:=MID([.B12]; 1; FIND(&quot; &quot;; [.B12]))" office:value-type="string" office:string-value="12.78 " calcext:value-type="string">
            <text:p>12.78 </text:p>
          </table:table-cell>
          <table:table-cell office:value-type="string" calcext:value-type="string">
            <text:p>12.7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s.html" xlink:type="simple">Australia</text:a> </text:p>
          </table:table-cell>
          <table:table-cell office:value-type="string" calcext:value-type="string">
            <text:p>12.33 births/1,000 population (2011 est.) </text:p>
          </table:table-cell>
          <table:table-cell table:formula="of:=MID([.B13]; 1; FIND(&quot; &quot;; [.B13]))" office:value-type="string" office:string-value="12.33 " calcext:value-type="string">
            <text:p>12.33 </text:p>
          </table:table-cell>
          <table:table-cell office:value-type="string" calcext:value-type="string">
            <text:p>12.3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u.html" xlink:type="simple">Austria</text:a> </text:p>
          </table:table-cell>
          <table:table-cell office:value-type="string" calcext:value-type="string">
            <text:p>8.67 births/1,000 population (2011 est.) </text:p>
          </table:table-cell>
          <table:table-cell table:formula="of:=MID([.B14]; 1; FIND(&quot; &quot;; [.B14]))" office:value-type="string" office:string-value="8.67 " calcext:value-type="string">
            <text:p>8.67 </text:p>
          </table:table-cell>
          <table:table-cell office:value-type="string" calcext:value-type="string">
            <text:p>8.6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j.html" xlink:type="simple">Azerbaijan</text:a> </text:p>
          </table:table-cell>
          <table:table-cell office:value-type="string" calcext:value-type="string">
            <text:p>17.85 births/1,000 population (2011 est.) </text:p>
          </table:table-cell>
          <table:table-cell table:formula="of:=MID([.B15]; 1; FIND(&quot; &quot;; [.B15]))" office:value-type="string" office:string-value="17.85 " calcext:value-type="string">
            <text:p>17.85 </text:p>
          </table:table-cell>
          <table:table-cell office:value-type="string" calcext:value-type="string">
            <text:p>17.8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f.html" xlink:type="simple">Bahamas, The</text:a> </text:p>
          </table:table-cell>
          <table:table-cell office:value-type="string" calcext:value-type="string">
            <text:p>16.1 births/1,000 population (2011 est.) </text:p>
          </table:table-cell>
          <table:table-cell table:formula="of:=MID([.B16]; 1; FIND(&quot; &quot;; [.B16]))" office:value-type="string" office:string-value="16.1 " calcext:value-type="string">
            <text:p>16.1 </text:p>
          </table:table-cell>
          <table:table-cell office:value-type="string" calcext:value-type="string">
            <text:p>16.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a.html" xlink:type="simple">Bahrain</text:a> </text:p>
          </table:table-cell>
          <table:table-cell office:value-type="string" calcext:value-type="string">
            <text:p>14.64 births/1,000 population (2011 est.) </text:p>
          </table:table-cell>
          <table:table-cell table:formula="of:=MID([.B17]; 1; FIND(&quot; &quot;; [.B17]))" office:value-type="string" office:string-value="14.64 " calcext:value-type="string">
            <text:p>14.64 </text:p>
          </table:table-cell>
          <table:table-cell office:value-type="string" calcext:value-type="string">
            <text:p>14.6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g.html" xlink:type="simple">Bangladesh</text:a> </text:p>
          </table:table-cell>
          <table:table-cell office:value-type="string" calcext:value-type="string">
            <text:p>22.98 births/1,000 population (2011 est.) </text:p>
          </table:table-cell>
          <table:table-cell table:formula="of:=MID([.B18]; 1; FIND(&quot; &quot;; [.B18]))" office:value-type="string" office:string-value="22.98 " calcext:value-type="string">
            <text:p>22.98 </text:p>
          </table:table-cell>
          <table:table-cell office:value-type="string" calcext:value-type="string">
            <text:p>22.9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b.html" xlink:type="simple">Barbados</text:a> </text:p>
          </table:table-cell>
          <table:table-cell office:value-type="string" calcext:value-type="string">
            <text:p>12.35 births/1,000 population (2011 est.) </text:p>
          </table:table-cell>
          <table:table-cell table:formula="of:=MID([.B19]; 1; FIND(&quot; &quot;; [.B19]))" office:value-type="string" office:string-value="12.35 " calcext:value-type="string">
            <text:p>12.35 </text:p>
          </table:table-cell>
          <table:table-cell office:value-type="string" calcext:value-type="string">
            <text:p>12.3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o.html" xlink:type="simple">Belarus</text:a> </text:p>
          </table:table-cell>
          <table:table-cell office:value-type="string" calcext:value-type="string">
            <text:p>9.76 births/1,000 population (2011 est.) </text:p>
          </table:table-cell>
          <table:table-cell table:formula="of:=MID([.B20]; 1; FIND(&quot; &quot;; [.B20]))" office:value-type="string" office:string-value="9.76 " calcext:value-type="string">
            <text:p>9.76 </text:p>
          </table:table-cell>
          <table:table-cell office:value-type="string" calcext:value-type="string">
            <text:p>9.7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e.html" xlink:type="simple">Belgium</text:a> </text:p>
          </table:table-cell>
          <table:table-cell office:value-type="string" calcext:value-type="string">
            <text:p>10.06 births/1,000 population (2011 est.) </text:p>
          </table:table-cell>
          <table:table-cell table:formula="of:=MID([.B21]; 1; FIND(&quot; &quot;; [.B21]))" office:value-type="string" office:string-value="10.06 " calcext:value-type="string">
            <text:p>10.06 </text:p>
          </table:table-cell>
          <table:table-cell office:value-type="string" calcext:value-type="string">
            <text:p>10.0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h.html" xlink:type="simple">Belize</text:a> </text:p>
          </table:table-cell>
          <table:table-cell office:value-type="string" calcext:value-type="string">
            <text:p>26.43 births/1,000 population (2011 est.) </text:p>
          </table:table-cell>
          <table:table-cell table:formula="of:=MID([.B22]; 1; FIND(&quot; &quot;; [.B22]))" office:value-type="string" office:string-value="26.43 " calcext:value-type="string">
            <text:p>26.43 </text:p>
          </table:table-cell>
          <table:table-cell office:value-type="string" calcext:value-type="string">
            <text:p>26.4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n.html" xlink:type="simple">Benin</text:a> </text:p>
          </table:table-cell>
          <table:table-cell office:value-type="string" calcext:value-type="string">
            <text:p>38.11 births/1,000 population (2011 est.) </text:p>
          </table:table-cell>
          <table:table-cell table:formula="of:=MID([.B23]; 1; FIND(&quot; &quot;; [.B23]))" office:value-type="string" office:string-value="38.11 " calcext:value-type="string">
            <text:p>38.11 </text:p>
          </table:table-cell>
          <table:table-cell office:value-type="string" calcext:value-type="string">
            <text:p>38.1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d.html" xlink:type="simple">Bermuda</text:a> </text:p>
          </table:table-cell>
          <table:table-cell office:value-type="string" calcext:value-type="string">
            <text:p>11.42 births/1,000 population (2011 est.) </text:p>
          </table:table-cell>
          <table:table-cell table:formula="of:=MID([.B24]; 1; FIND(&quot; &quot;; [.B24]))" office:value-type="string" office:string-value="11.42 " calcext:value-type="string">
            <text:p>11.42 </text:p>
          </table:table-cell>
          <table:table-cell office:value-type="string" calcext:value-type="string">
            <text:p>11.4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t.html" xlink:type="simple">Bhutan</text:a> </text:p>
          </table:table-cell>
          <table:table-cell office:value-type="string" calcext:value-type="string">
            <text:p>19.13 births/1,000 population (2011 est.) </text:p>
          </table:table-cell>
          <table:table-cell table:formula="of:=MID([.B25]; 1; FIND(&quot; &quot;; [.B25]))" office:value-type="string" office:string-value="19.13 " calcext:value-type="string">
            <text:p>19.13 </text:p>
          </table:table-cell>
          <table:table-cell office:value-type="string" calcext:value-type="string">
            <text:p>19.1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l.html" xlink:type="simple">Bolivia</text:a> </text:p>
          </table:table-cell>
          <table:table-cell office:value-type="string" calcext:value-type="string">
            <text:p>24.71 births/1,000 population (2011 est.) </text:p>
          </table:table-cell>
          <table:table-cell table:formula="of:=MID([.B26]; 1; FIND(&quot; &quot;; [.B26]))" office:value-type="string" office:string-value="24.71 " calcext:value-type="string">
            <text:p>24.71 </text:p>
          </table:table-cell>
          <table:table-cell office:value-type="string" calcext:value-type="string">
            <text:p>24.7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k.html" xlink:type="simple">Bosnia and Herzegovina</text:a> </text:p>
          </table:table-cell>
          <table:table-cell office:value-type="string" calcext:value-type="string">
            <text:p>8.89 births/1,000 population (2011 est.) </text:p>
          </table:table-cell>
          <table:table-cell table:formula="of:=MID([.B27]; 1; FIND(&quot; &quot;; [.B27]))" office:value-type="string" office:string-value="8.89 " calcext:value-type="string">
            <text:p>8.89 </text:p>
          </table:table-cell>
          <table:table-cell office:value-type="string" calcext:value-type="string">
            <text:p>8.8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c.html" xlink:type="simple">Botswana</text:a> </text:p>
          </table:table-cell>
          <table:table-cell office:value-type="string" calcext:value-type="string">
            <text:p>22.31 births/1,000 population (2011 est.) </text:p>
          </table:table-cell>
          <table:table-cell table:formula="of:=MID([.B28]; 1; FIND(&quot; &quot;; [.B28]))" office:value-type="string" office:string-value="22.31 " calcext:value-type="string">
            <text:p>22.31 </text:p>
          </table:table-cell>
          <table:table-cell office:value-type="string" calcext:value-type="string">
            <text:p>22.3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r.html" xlink:type="simple">Brazil</text:a> </text:p>
          </table:table-cell>
          <table:table-cell office:value-type="string" calcext:value-type="string">
            <text:p>17.79 births/1,000 population (2011 est.) </text:p>
          </table:table-cell>
          <table:table-cell table:formula="of:=MID([.B29]; 1; FIND(&quot; &quot;; [.B29]))" office:value-type="string" office:string-value="17.79 " calcext:value-type="string">
            <text:p>17.79 </text:p>
          </table:table-cell>
          <table:table-cell office:value-type="string" calcext:value-type="string">
            <text:p>17.7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vi.html" xlink:type="simple">British Virgin Islands</text:a> </text:p>
          </table:table-cell>
          <table:table-cell office:value-type="string" calcext:value-type="string">
            <text:p>14.5 births/1,000 population (2011 est.) </text:p>
          </table:table-cell>
          <table:table-cell table:formula="of:=MID([.B30]; 1; FIND(&quot; &quot;; [.B30]))" office:value-type="string" office:string-value="14.5 " calcext:value-type="string">
            <text:p>14.5 </text:p>
          </table:table-cell>
          <table:table-cell office:value-type="string" calcext:value-type="string">
            <text:p>14.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x.html" xlink:type="simple">Brunei</text:a> </text:p>
          </table:table-cell>
          <table:table-cell office:value-type="string" calcext:value-type="string">
            <text:p>17.87 births/1,000 population (2011 est.) </text:p>
          </table:table-cell>
          <table:table-cell table:formula="of:=MID([.B31]; 1; FIND(&quot; &quot;; [.B31]))" office:value-type="string" office:string-value="17.87 " calcext:value-type="string">
            <text:p>17.87 </text:p>
          </table:table-cell>
          <table:table-cell office:value-type="string" calcext:value-type="string">
            <text:p>17.8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u.html" xlink:type="simple">Bulgaria</text:a> </text:p>
          </table:table-cell>
          <table:table-cell office:value-type="string" calcext:value-type="string">
            <text:p>9.32 births/1,000 population (2011 est.) </text:p>
          </table:table-cell>
          <table:table-cell table:formula="of:=MID([.B32]; 1; FIND(&quot; &quot;; [.B32]))" office:value-type="string" office:string-value="9.32 " calcext:value-type="string">
            <text:p>9.32 </text:p>
          </table:table-cell>
          <table:table-cell office:value-type="string" calcext:value-type="string">
            <text:p>9.3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v.html" xlink:type="simple">Burkina Faso</text:a> </text:p>
          </table:table-cell>
          <table:table-cell office:value-type="string" calcext:value-type="string">
            <text:p>43.59 births/1,000 population (2011 est.) </text:p>
          </table:table-cell>
          <table:table-cell table:formula="of:=MID([.B33]; 1; FIND(&quot; &quot;; [.B33]))" office:value-type="string" office:string-value="43.59 " calcext:value-type="string">
            <text:p>43.59 </text:p>
          </table:table-cell>
          <table:table-cell office:value-type="string" calcext:value-type="string">
            <text:p>43.5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m.html" xlink:type="simple">Burma</text:a> </text:p>
          </table:table-cell>
          <table:table-cell office:value-type="string" calcext:value-type="string">
            <text:p>19.31 births/1,000 population (2011 est.) </text:p>
          </table:table-cell>
          <table:table-cell table:formula="of:=MID([.B34]; 1; FIND(&quot; &quot;; [.B34]))" office:value-type="string" office:string-value="19.31 " calcext:value-type="string">
            <text:p>19.31 </text:p>
          </table:table-cell>
          <table:table-cell office:value-type="string" calcext:value-type="string">
            <text:p>19.3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y.html" xlink:type="simple">Burundi</text:a> </text:p>
          </table:table-cell>
          <table:table-cell office:value-type="string" calcext:value-type="string">
            <text:p>41.01 births/1,000 population (2011 est.) </text:p>
          </table:table-cell>
          <table:table-cell table:formula="of:=MID([.B35]; 1; FIND(&quot; &quot;; [.B35]))" office:value-type="string" office:string-value="41.01 " calcext:value-type="string">
            <text:p>41.01 </text:p>
          </table:table-cell>
          <table:table-cell office:value-type="string" calcext:value-type="string">
            <text:p>41.0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b.html" xlink:type="simple">Cambodia</text:a> </text:p>
          </table:table-cell>
          <table:table-cell office:value-type="string" calcext:value-type="string">
            <text:p>25.4 births/1,000 population (2011 est.) </text:p>
          </table:table-cell>
          <table:table-cell table:formula="of:=MID([.B36]; 1; FIND(&quot; &quot;; [.B36]))" office:value-type="string" office:string-value="25.4 " calcext:value-type="string">
            <text:p>25.4 </text:p>
          </table:table-cell>
          <table:table-cell office:value-type="string" calcext:value-type="string">
            <text:p>25.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m.html" xlink:type="simple">Cameroon</text:a> </text:p>
          </table:table-cell>
          <table:table-cell office:value-type="string" calcext:value-type="string">
            <text:p>33.04 births/1,000 population (2011 est.) </text:p>
          </table:table-cell>
          <table:table-cell table:formula="of:=MID([.B37]; 1; FIND(&quot; &quot;; [.B37]))" office:value-type="string" office:string-value="33.04 " calcext:value-type="string">
            <text:p>33.04 </text:p>
          </table:table-cell>
          <table:table-cell office:value-type="string" calcext:value-type="string">
            <text:p>33.0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a.html" xlink:type="simple">Canada</text:a> </text:p>
          </table:table-cell>
          <table:table-cell office:value-type="string" calcext:value-type="string">
            <text:p>10.28 births/1,000 population (2011 est.) </text:p>
          </table:table-cell>
          <table:table-cell table:formula="of:=MID([.B38]; 1; FIND(&quot; &quot;; [.B38]))" office:value-type="string" office:string-value="10.28 " calcext:value-type="string">
            <text:p>10.28 </text:p>
          </table:table-cell>
          <table:table-cell office:value-type="string" calcext:value-type="string">
            <text:p>10.2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v.html" xlink:type="simple">Cape Verde</text:a> </text:p>
          </table:table-cell>
          <table:table-cell office:value-type="string" calcext:value-type="string">
            <text:p>21.47 births/1,000 population (2011 est.) </text:p>
          </table:table-cell>
          <table:table-cell table:formula="of:=MID([.B39]; 1; FIND(&quot; &quot;; [.B39]))" office:value-type="string" office:string-value="21.47 " calcext:value-type="string">
            <text:p>21.47 </text:p>
          </table:table-cell>
          <table:table-cell office:value-type="string" calcext:value-type="string">
            <text:p>21.4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j.html" xlink:type="simple">Cayman Islands</text:a> </text:p>
          </table:table-cell>
          <table:table-cell office:value-type="string" calcext:value-type="string">
            <text:p>12.24 births/1,000 population (2011 est.) </text:p>
          </table:table-cell>
          <table:table-cell table:formula="of:=MID([.B40]; 1; FIND(&quot; &quot;; [.B40]))" office:value-type="string" office:string-value="12.24 " calcext:value-type="string">
            <text:p>12.24 </text:p>
          </table:table-cell>
          <table:table-cell office:value-type="string" calcext:value-type="string">
            <text:p>12.2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t.html" xlink:type="simple">Central African Republic</text:a> </text:p>
          </table:table-cell>
          <table:table-cell office:value-type="string" calcext:value-type="string">
            <text:p>36.46 births/1,000 population (2011 est.) </text:p>
          </table:table-cell>
          <table:table-cell table:formula="of:=MID([.B41]; 1; FIND(&quot; &quot;; [.B41]))" office:value-type="string" office:string-value="36.46 " calcext:value-type="string">
            <text:p>36.46 </text:p>
          </table:table-cell>
          <table:table-cell office:value-type="string" calcext:value-type="string">
            <text:p>36.4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d.html" xlink:type="simple">Chad</text:a> </text:p>
          </table:table-cell>
          <table:table-cell office:value-type="string" calcext:value-type="string">
            <text:p>39.4 births/1,000 population (2011 est.) </text:p>
          </table:table-cell>
          <table:table-cell table:formula="of:=MID([.B42]; 1; FIND(&quot; &quot;; [.B42]))" office:value-type="string" office:string-value="39.4 " calcext:value-type="string">
            <text:p>39.4 </text:p>
          </table:table-cell>
          <table:table-cell office:value-type="string" calcext:value-type="string">
            <text:p>39.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i.html" xlink:type="simple">Chile</text:a> </text:p>
          </table:table-cell>
          <table:table-cell office:value-type="string" calcext:value-type="string">
            <text:p>14.33 births/1,000 population (2011 est.) </text:p>
          </table:table-cell>
          <table:table-cell table:formula="of:=MID([.B43]; 1; FIND(&quot; &quot;; [.B43]))" office:value-type="string" office:string-value="14.33 " calcext:value-type="string">
            <text:p>14.33 </text:p>
          </table:table-cell>
          <table:table-cell office:value-type="string" calcext:value-type="string">
            <text:p>14.3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h.html" xlink:type="simple">China</text:a> </text:p>
          </table:table-cell>
          <table:table-cell office:value-type="string" calcext:value-type="string">
            <text:p>12.29 births/1,000 population (2011 est.) </text:p>
          </table:table-cell>
          <table:table-cell table:formula="of:=MID([.B44]; 1; FIND(&quot; &quot;; [.B44]))" office:value-type="string" office:string-value="12.29 " calcext:value-type="string">
            <text:p>12.29 </text:p>
          </table:table-cell>
          <table:table-cell office:value-type="string" calcext:value-type="string">
            <text:p>12.29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kt.html" xlink:type="simple">Christmas Island</text:a> </text:p>
          </table:table-cell>
          <table:table-cell office:value-type="string" calcext:value-type="string">
            <text:p>NA </text:p>
          </table:table-cell>
          <table:table-cell table:formula="of:=MID([.B45]; 1; FIND(&quot; &quot;; [.B45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1/geos/ck.html" xlink:type="simple">Cocos (Keeling) Islands</text:a> </text:p>
          </table:table-cell>
          <table:table-cell office:value-type="string" calcext:value-type="string">
            <text:p>NA </text:p>
          </table:table-cell>
          <table:table-cell table:formula="of:=MID([.B46]; 1; FIND(&quot; &quot;; [.B46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o.html" xlink:type="simple">Colombia</text:a> </text:p>
          </table:table-cell>
          <table:table-cell office:value-type="string" calcext:value-type="string">
            <text:p>17.49 births/1,000 population (2011 est.) </text:p>
          </table:table-cell>
          <table:table-cell table:formula="of:=MID([.B47]; 1; FIND(&quot; &quot;; [.B47]))" office:value-type="string" office:string-value="17.49 " calcext:value-type="string">
            <text:p>17.49 </text:p>
          </table:table-cell>
          <table:table-cell office:value-type="string" calcext:value-type="string">
            <text:p>17.4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n.html" xlink:type="simple">Comoros</text:a> </text:p>
          </table:table-cell>
          <table:table-cell office:value-type="string" calcext:value-type="string">
            <text:p>34.19 births/1,000 population (2011 est.) </text:p>
          </table:table-cell>
          <table:table-cell table:formula="of:=MID([.B48]; 1; FIND(&quot; &quot;; [.B48]))" office:value-type="string" office:string-value="34.19 " calcext:value-type="string">
            <text:p>34.19 </text:p>
          </table:table-cell>
          <table:table-cell office:value-type="string" calcext:value-type="string">
            <text:p>34.1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office:value-type="string" calcext:value-type="string">
            <text:p>37.74 births/1,000 population (2011 est.) </text:p>
          </table:table-cell>
          <table:table-cell table:formula="of:=MID([.B49]; 1; FIND(&quot; &quot;; [.B49]))" office:value-type="string" office:string-value="37.74 " calcext:value-type="string">
            <text:p>37.74 </text:p>
          </table:table-cell>
          <table:table-cell office:value-type="string" calcext:value-type="string">
            <text:p>37.7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f.html" xlink:type="simple">Congo, Republic of the</text:a> </text:p>
          </table:table-cell>
          <table:table-cell office:value-type="string" calcext:value-type="string">
            <text:p>40.55 births/1,000 population (2011 est.) </text:p>
          </table:table-cell>
          <table:table-cell table:formula="of:=MID([.B50]; 1; FIND(&quot; &quot;; [.B50]))" office:value-type="string" office:string-value="40.55 " calcext:value-type="string">
            <text:p>40.55 </text:p>
          </table:table-cell>
          <table:table-cell office:value-type="string" calcext:value-type="string">
            <text:p>40.5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w.html" xlink:type="simple">Cook Islands</text:a> </text:p>
          </table:table-cell>
          <table:table-cell office:value-type="string" calcext:value-type="string">
            <text:p>15.37 births/1,000 population (2011 est.) </text:p>
          </table:table-cell>
          <table:table-cell table:formula="of:=MID([.B51]; 1; FIND(&quot; &quot;; [.B51]))" office:value-type="string" office:string-value="15.37 " calcext:value-type="string">
            <text:p>15.37 </text:p>
          </table:table-cell>
          <table:table-cell office:value-type="string" calcext:value-type="string">
            <text:p>15.3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s.html" xlink:type="simple">Costa Rica</text:a> </text:p>
          </table:table-cell>
          <table:table-cell office:value-type="string" calcext:value-type="string">
            <text:p>16.54 births/1,000 population (2011 est.) </text:p>
          </table:table-cell>
          <table:table-cell table:formula="of:=MID([.B52]; 1; FIND(&quot; &quot;; [.B52]))" office:value-type="string" office:string-value="16.54 " calcext:value-type="string">
            <text:p>16.54 </text:p>
          </table:table-cell>
          <table:table-cell office:value-type="string" calcext:value-type="string">
            <text:p>16.5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v.html" xlink:type="simple">Cote d'Ivoire</text:a> </text:p>
          </table:table-cell>
          <table:table-cell office:value-type="string" calcext:value-type="string">
            <text:p>30.95 births/1,000 population (2011 est.) </text:p>
          </table:table-cell>
          <table:table-cell table:formula="of:=MID([.B53]; 1; FIND(&quot; &quot;; [.B53]))" office:value-type="string" office:string-value="30.95 " calcext:value-type="string">
            <text:p>30.95 </text:p>
          </table:table-cell>
          <table:table-cell office:value-type="string" calcext:value-type="string">
            <text:p>30.9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hr.html" xlink:type="simple">Croatia</text:a> </text:p>
          </table:table-cell>
          <table:table-cell office:value-type="string" calcext:value-type="string">
            <text:p>9.6 births/1,000 population (2011 est.) </text:p>
          </table:table-cell>
          <table:table-cell table:formula="of:=MID([.B54]; 1; FIND(&quot; &quot;; [.B54]))" office:value-type="string" office:string-value="9.6 " calcext:value-type="string">
            <text:p>9.6 </text:p>
          </table:table-cell>
          <table:table-cell office:value-type="string" calcext:value-type="string">
            <text:p>9.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u.html" xlink:type="simple">Cuba</text:a> </text:p>
          </table:table-cell>
          <table:table-cell office:value-type="string" calcext:value-type="string">
            <text:p>9.99 births/1,000 population (2011 est.) </text:p>
          </table:table-cell>
          <table:table-cell table:formula="of:=MID([.B55]; 1; FIND(&quot; &quot;; [.B55]))" office:value-type="string" office:string-value="9.99 " calcext:value-type="string">
            <text:p>9.99 </text:p>
          </table:table-cell>
          <table:table-cell office:value-type="string" calcext:value-type="string">
            <text:p>9.99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cc.html" xlink:type="simple">Curacao</text:a> </text:p>
          </table:table-cell>
          <table:table-cell office:value-type="string" calcext:value-type="string">
            <text:p>NA </text:p>
          </table:table-cell>
          <table:table-cell table:formula="of:=MID([.B56]; 1; FIND(&quot; &quot;; [.B56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y.html" xlink:type="simple">Cyprus</text:a> </text:p>
          </table:table-cell>
          <table:table-cell office:value-type="string" calcext:value-type="string">
            <text:p>11.41 births/1,000 population (2011 est.) </text:p>
          </table:table-cell>
          <table:table-cell table:formula="of:=MID([.B57]; 1; FIND(&quot; &quot;; [.B57]))" office:value-type="string" office:string-value="11.41 " calcext:value-type="string">
            <text:p>11.41 </text:p>
          </table:table-cell>
          <table:table-cell office:value-type="string" calcext:value-type="string">
            <text:p>11.4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z.html" xlink:type="simple">Czech Republic</text:a> </text:p>
          </table:table-cell>
          <table:table-cell office:value-type="string" calcext:value-type="string">
            <text:p>8.7 births/1,000 population (2011 est.) </text:p>
          </table:table-cell>
          <table:table-cell table:formula="of:=MID([.B58]; 1; FIND(&quot; &quot;; [.B58]))" office:value-type="string" office:string-value="8.7 " calcext:value-type="string">
            <text:p>8.7 </text:p>
          </table:table-cell>
          <table:table-cell office:value-type="string" calcext:value-type="string">
            <text:p>8.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da.html" xlink:type="simple">Denmark</text:a> </text:p>
          </table:table-cell>
          <table:table-cell office:value-type="string" calcext:value-type="string">
            <text:p>10.29 births/1,000 population (2011 est.) </text:p>
          </table:table-cell>
          <table:table-cell table:formula="of:=MID([.B59]; 1; FIND(&quot; &quot;; [.B59]))" office:value-type="string" office:string-value="10.29 " calcext:value-type="string">
            <text:p>10.29 </text:p>
          </table:table-cell>
          <table:table-cell office:value-type="string" calcext:value-type="string">
            <text:p>10.2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dj.html" xlink:type="simple">Djibouti</text:a> </text:p>
          </table:table-cell>
          <table:table-cell office:value-type="string" calcext:value-type="string">
            <text:p>25.27 births/1,000 population (2011 est.) </text:p>
          </table:table-cell>
          <table:table-cell table:formula="of:=MID([.B60]; 1; FIND(&quot; &quot;; [.B60]))" office:value-type="string" office:string-value="25.27 " calcext:value-type="string">
            <text:p>25.27 </text:p>
          </table:table-cell>
          <table:table-cell office:value-type="string" calcext:value-type="string">
            <text:p>25.2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do.html" xlink:type="simple">Dominica</text:a> </text:p>
          </table:table-cell>
          <table:table-cell office:value-type="string" calcext:value-type="string">
            <text:p>15.62 births/1,000 population (2011 est.) </text:p>
          </table:table-cell>
          <table:table-cell table:formula="of:=MID([.B61]; 1; FIND(&quot; &quot;; [.B61]))" office:value-type="string" office:string-value="15.62 " calcext:value-type="string">
            <text:p>15.62 </text:p>
          </table:table-cell>
          <table:table-cell office:value-type="string" calcext:value-type="string">
            <text:p>15.6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dr.html" xlink:type="simple">Dominican Republic</text:a> </text:p>
          </table:table-cell>
          <table:table-cell office:value-type="string" calcext:value-type="string">
            <text:p>19.67 births/1,000 population (2011 est.) </text:p>
          </table:table-cell>
          <table:table-cell table:formula="of:=MID([.B62]; 1; FIND(&quot; &quot;; [.B62]))" office:value-type="string" office:string-value="19.67 " calcext:value-type="string">
            <text:p>19.67 </text:p>
          </table:table-cell>
          <table:table-cell office:value-type="string" calcext:value-type="string">
            <text:p>19.6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c.html" xlink:type="simple">Ecuador</text:a> </text:p>
          </table:table-cell>
          <table:table-cell office:value-type="string" calcext:value-type="string">
            <text:p>19.96 births/1,000 population (2011 est.) </text:p>
          </table:table-cell>
          <table:table-cell table:formula="of:=MID([.B63]; 1; FIND(&quot; &quot;; [.B63]))" office:value-type="string" office:string-value="19.96 " calcext:value-type="string">
            <text:p>19.96 </text:p>
          </table:table-cell>
          <table:table-cell office:value-type="string" calcext:value-type="string">
            <text:p>19.9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g.html" xlink:type="simple">Egypt</text:a> </text:p>
          </table:table-cell>
          <table:table-cell office:value-type="string" calcext:value-type="string">
            <text:p>24.63 births/1,000 population (2011 est.) </text:p>
          </table:table-cell>
          <table:table-cell table:formula="of:=MID([.B64]; 1; FIND(&quot; &quot;; [.B64]))" office:value-type="string" office:string-value="24.63 " calcext:value-type="string">
            <text:p>24.63 </text:p>
          </table:table-cell>
          <table:table-cell office:value-type="string" calcext:value-type="string">
            <text:p>24.6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s.html" xlink:type="simple">El Salvador</text:a> </text:p>
          </table:table-cell>
          <table:table-cell office:value-type="string" calcext:value-type="string">
            <text:p>17.75 births/1,000 population (2011 est.) </text:p>
          </table:table-cell>
          <table:table-cell table:formula="of:=MID([.B65]; 1; FIND(&quot; &quot;; [.B65]))" office:value-type="string" office:string-value="17.75 " calcext:value-type="string">
            <text:p>17.75 </text:p>
          </table:table-cell>
          <table:table-cell office:value-type="string" calcext:value-type="string">
            <text:p>17.7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k.html" xlink:type="simple">Equatorial Guinea</text:a> </text:p>
          </table:table-cell>
          <table:table-cell office:value-type="string" calcext:value-type="string">
            <text:p>35.43 births/1,000 population (2011 est.) </text:p>
          </table:table-cell>
          <table:table-cell table:formula="of:=MID([.B66]; 1; FIND(&quot; &quot;; [.B66]))" office:value-type="string" office:string-value="35.43 " calcext:value-type="string">
            <text:p>35.43 </text:p>
          </table:table-cell>
          <table:table-cell office:value-type="string" calcext:value-type="string">
            <text:p>35.4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r.html" xlink:type="simple">Eritrea</text:a> </text:p>
          </table:table-cell>
          <table:table-cell office:value-type="string" calcext:value-type="string">
            <text:p>32.8 births/1,000 population (2011 est.) </text:p>
          </table:table-cell>
          <table:table-cell table:formula="of:=MID([.B67]; 1; FIND(&quot; &quot;; [.B67]))" office:value-type="string" office:string-value="32.8 " calcext:value-type="string">
            <text:p>32.8 </text:p>
          </table:table-cell>
          <table:table-cell office:value-type="string" calcext:value-type="string">
            <text:p>32.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n.html" xlink:type="simple">Estonia</text:a> </text:p>
          </table:table-cell>
          <table:table-cell office:value-type="string" calcext:value-type="string">
            <text:p>10.45 births/1,000 population (2011 est.) </text:p>
          </table:table-cell>
          <table:table-cell table:formula="of:=MID([.B68]; 1; FIND(&quot; &quot;; [.B68]))" office:value-type="string" office:string-value="10.45 " calcext:value-type="string">
            <text:p>10.45 </text:p>
          </table:table-cell>
          <table:table-cell office:value-type="string" calcext:value-type="string">
            <text:p>10.4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t.html" xlink:type="simple">Ethiopia</text:a> </text:p>
          </table:table-cell>
          <table:table-cell office:value-type="string" calcext:value-type="string">
            <text:p>42.99 births/1,000 population (2011 est.) </text:p>
          </table:table-cell>
          <table:table-cell table:formula="of:=MID([.B69]; 1; FIND(&quot; &quot;; [.B69]))" office:value-type="string" office:string-value="42.99 " calcext:value-type="string">
            <text:p>42.99 </text:p>
          </table:table-cell>
          <table:table-cell office:value-type="string" calcext:value-type="string">
            <text:p>42.9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e.html" xlink:type="simple">European Union</text:a> </text:p>
          </table:table-cell>
          <table:table-cell office:value-type="string" calcext:value-type="string">
            <text:p>9.83 births/1,000 population (2010 est.) </text:p>
          </table:table-cell>
          <table:table-cell table:formula="of:=MID([.B70]; 1; FIND(&quot; &quot;; [.B70]))" office:value-type="string" office:string-value="9.83 " calcext:value-type="string">
            <text:p>9.83 </text:p>
          </table:table-cell>
          <table:table-cell office:value-type="string" calcext:value-type="string">
            <text:p>9.83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office:value-type="string" calcext:value-type="string">
            <text:p>NA </text:p>
          </table:table-cell>
          <table:table-cell table:formula="of:=MID([.B71]; 1; FIND(&quot; &quot;; [.B71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fo.html" xlink:type="simple">Faroe Islands</text:a> </text:p>
          </table:table-cell>
          <table:table-cell office:value-type="string" calcext:value-type="string">
            <text:p>12.95 births/1,000 population (2011 est.) </text:p>
          </table:table-cell>
          <table:table-cell table:formula="of:=MID([.B72]; 1; FIND(&quot; &quot;; [.B72]))" office:value-type="string" office:string-value="12.95 " calcext:value-type="string">
            <text:p>12.95 </text:p>
          </table:table-cell>
          <table:table-cell office:value-type="string" calcext:value-type="string">
            <text:p>12.9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fj.html" xlink:type="simple">Fiji</text:a> </text:p>
          </table:table-cell>
          <table:table-cell office:value-type="string" calcext:value-type="string">
            <text:p>21.11 births/1,000 population (2011 est.) </text:p>
          </table:table-cell>
          <table:table-cell table:formula="of:=MID([.B73]; 1; FIND(&quot; &quot;; [.B73]))" office:value-type="string" office:string-value="21.11 " calcext:value-type="string">
            <text:p>21.11 </text:p>
          </table:table-cell>
          <table:table-cell office:value-type="string" calcext:value-type="string">
            <text:p>21.1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fi.html" xlink:type="simple">Finland</text:a> </text:p>
          </table:table-cell>
          <table:table-cell office:value-type="string" calcext:value-type="string">
            <text:p>10.37 births/1,000 population (2011 est.) </text:p>
          </table:table-cell>
          <table:table-cell table:formula="of:=MID([.B74]; 1; FIND(&quot; &quot;; [.B74]))" office:value-type="string" office:string-value="10.37 " calcext:value-type="string">
            <text:p>10.37 </text:p>
          </table:table-cell>
          <table:table-cell office:value-type="string" calcext:value-type="string">
            <text:p>10.3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fr.html" xlink:type="simple">France</text:a> </text:p>
          </table:table-cell>
          <table:table-cell office:value-type="string" calcext:value-type="string">
            <text:p>12.29 births/1,000 population (2011 est.) </text:p>
          </table:table-cell>
          <table:table-cell table:formula="of:=MID([.B75]; 1; FIND(&quot; &quot;; [.B75]))" office:value-type="string" office:string-value="12.29 " calcext:value-type="string">
            <text:p>12.29 </text:p>
          </table:table-cell>
          <table:table-cell office:value-type="string" calcext:value-type="string">
            <text:p>12.2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fp.html" xlink:type="simple">French Polynesia</text:a> </text:p>
          </table:table-cell>
          <table:table-cell office:value-type="string" calcext:value-type="string">
            <text:p>15.53 births/1,000 population (2011 est.) </text:p>
          </table:table-cell>
          <table:table-cell table:formula="of:=MID([.B76]; 1; FIND(&quot; &quot;; [.B76]))" office:value-type="string" office:string-value="15.53 " calcext:value-type="string">
            <text:p>15.53 </text:p>
          </table:table-cell>
          <table:table-cell office:value-type="string" calcext:value-type="string">
            <text:p>15.5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b.html" xlink:type="simple">Gabon</text:a> </text:p>
          </table:table-cell>
          <table:table-cell office:value-type="string" calcext:value-type="string">
            <text:p>35.19 births/1,000 population (2011 est.) </text:p>
          </table:table-cell>
          <table:table-cell table:formula="of:=MID([.B77]; 1; FIND(&quot; &quot;; [.B77]))" office:value-type="string" office:string-value="35.19 " calcext:value-type="string">
            <text:p>35.19 </text:p>
          </table:table-cell>
          <table:table-cell office:value-type="string" calcext:value-type="string">
            <text:p>35.1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a.html" xlink:type="simple">Gambia, The</text:a> </text:p>
          </table:table-cell>
          <table:table-cell office:value-type="string" calcext:value-type="string">
            <text:p>34.19 births/1,000 population (2011 est.) </text:p>
          </table:table-cell>
          <table:table-cell table:formula="of:=MID([.B78]; 1; FIND(&quot; &quot;; [.B78]))" office:value-type="string" office:string-value="34.19 " calcext:value-type="string">
            <text:p>34.19 </text:p>
          </table:table-cell>
          <table:table-cell office:value-type="string" calcext:value-type="string">
            <text:p>34.1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z.html" xlink:type="simple">Gaza Strip</text:a> </text:p>
          </table:table-cell>
          <table:table-cell office:value-type="string" calcext:value-type="string">
            <text:p>35.3 births/1,000 population (2011 est.) </text:p>
          </table:table-cell>
          <table:table-cell table:formula="of:=MID([.B79]; 1; FIND(&quot; &quot;; [.B79]))" office:value-type="string" office:string-value="35.3 " calcext:value-type="string">
            <text:p>35.3 </text:p>
          </table:table-cell>
          <table:table-cell office:value-type="string" calcext:value-type="string">
            <text:p>35.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g.html" xlink:type="simple">Georgia</text:a> </text:p>
          </table:table-cell>
          <table:table-cell office:value-type="string" calcext:value-type="string">
            <text:p>10.73 births/1,000 population (2011 est.) </text:p>
          </table:table-cell>
          <table:table-cell table:formula="of:=MID([.B80]; 1; FIND(&quot; &quot;; [.B80]))" office:value-type="string" office:string-value="10.73 " calcext:value-type="string">
            <text:p>10.73 </text:p>
          </table:table-cell>
          <table:table-cell office:value-type="string" calcext:value-type="string">
            <text:p>10.7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m.html" xlink:type="simple">Germany</text:a> </text:p>
          </table:table-cell>
          <table:table-cell office:value-type="string" calcext:value-type="string">
            <text:p>8.3 births/1,000 population (2011 est.) </text:p>
          </table:table-cell>
          <table:table-cell table:formula="of:=MID([.B81]; 1; FIND(&quot; &quot;; [.B81]))" office:value-type="string" office:string-value="8.3 " calcext:value-type="string">
            <text:p>8.3 </text:p>
          </table:table-cell>
          <table:table-cell office:value-type="string" calcext:value-type="string">
            <text:p>8.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h.html" xlink:type="simple">Ghana</text:a> </text:p>
          </table:table-cell>
          <table:table-cell office:value-type="string" calcext:value-type="string">
            <text:p>27.55 births/1,000 population (2011 est.) </text:p>
          </table:table-cell>
          <table:table-cell table:formula="of:=MID([.B82]; 1; FIND(&quot; &quot;; [.B82]))" office:value-type="string" office:string-value="27.55 " calcext:value-type="string">
            <text:p>27.55 </text:p>
          </table:table-cell>
          <table:table-cell office:value-type="string" calcext:value-type="string">
            <text:p>27.5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i.html" xlink:type="simple">Gibraltar</text:a> </text:p>
          </table:table-cell>
          <table:table-cell office:value-type="string" calcext:value-type="string">
            <text:p>14.23 births/1,000 population (2011 est.) </text:p>
          </table:table-cell>
          <table:table-cell table:formula="of:=MID([.B83]; 1; FIND(&quot; &quot;; [.B83]))" office:value-type="string" office:string-value="14.23 " calcext:value-type="string">
            <text:p>14.23 </text:p>
          </table:table-cell>
          <table:table-cell office:value-type="string" calcext:value-type="string">
            <text:p>14.2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r.html" xlink:type="simple">Greece</text:a> </text:p>
          </table:table-cell>
          <table:table-cell office:value-type="string" calcext:value-type="string">
            <text:p>9.21 births/1,000 population (2011 est.) </text:p>
          </table:table-cell>
          <table:table-cell table:formula="of:=MID([.B84]; 1; FIND(&quot; &quot;; [.B84]))" office:value-type="string" office:string-value="9.21 " calcext:value-type="string">
            <text:p>9.21 </text:p>
          </table:table-cell>
          <table:table-cell office:value-type="string" calcext:value-type="string">
            <text:p>9.2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l.html" xlink:type="simple">Greenland</text:a> </text:p>
          </table:table-cell>
          <table:table-cell office:value-type="string" calcext:value-type="string">
            <text:p>14.6 births/1,000 population (2011 est.) </text:p>
          </table:table-cell>
          <table:table-cell table:formula="of:=MID([.B85]; 1; FIND(&quot; &quot;; [.B85]))" office:value-type="string" office:string-value="14.6 " calcext:value-type="string">
            <text:p>14.6 </text:p>
          </table:table-cell>
          <table:table-cell office:value-type="string" calcext:value-type="string">
            <text:p>14.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j.html" xlink:type="simple">Grenada</text:a> </text:p>
          </table:table-cell>
          <table:table-cell office:value-type="string" calcext:value-type="string">
            <text:p>17.01 births/1,000 population (2011 est.) </text:p>
          </table:table-cell>
          <table:table-cell table:formula="of:=MID([.B86]; 1; FIND(&quot; &quot;; [.B86]))" office:value-type="string" office:string-value="17.01 " calcext:value-type="string">
            <text:p>17.01 </text:p>
          </table:table-cell>
          <table:table-cell office:value-type="string" calcext:value-type="string">
            <text:p>17.0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q.html" xlink:type="simple">Guam</text:a> </text:p>
          </table:table-cell>
          <table:table-cell office:value-type="string" calcext:value-type="string">
            <text:p>17.85 births/1,000 population (2011 est.) </text:p>
          </table:table-cell>
          <table:table-cell table:formula="of:=MID([.B87]; 1; FIND(&quot; &quot;; [.B87]))" office:value-type="string" office:string-value="17.85 " calcext:value-type="string">
            <text:p>17.85 </text:p>
          </table:table-cell>
          <table:table-cell office:value-type="string" calcext:value-type="string">
            <text:p>17.8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t.html" xlink:type="simple">Guatemala</text:a> </text:p>
          </table:table-cell>
          <table:table-cell office:value-type="string" calcext:value-type="string">
            <text:p>26.96 births/1,000 population (2011 est.) </text:p>
          </table:table-cell>
          <table:table-cell table:formula="of:=MID([.B88]; 1; FIND(&quot; &quot;; [.B88]))" office:value-type="string" office:string-value="26.96 " calcext:value-type="string">
            <text:p>26.96 </text:p>
          </table:table-cell>
          <table:table-cell office:value-type="string" calcext:value-type="string">
            <text:p>26.9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k.html" xlink:type="simple">Guernsey</text:a> </text:p>
          </table:table-cell>
          <table:table-cell office:value-type="string" calcext:value-type="string">
            <text:p>10.13 births/1,000 population (2011 est.) </text:p>
          </table:table-cell>
          <table:table-cell table:formula="of:=MID([.B89]; 1; FIND(&quot; &quot;; [.B89]))" office:value-type="string" office:string-value="10.13 " calcext:value-type="string">
            <text:p>10.13 </text:p>
          </table:table-cell>
          <table:table-cell office:value-type="string" calcext:value-type="string">
            <text:p>10.1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v.html" xlink:type="simple">Guinea</text:a> </text:p>
          </table:table-cell>
          <table:table-cell office:value-type="string" calcext:value-type="string">
            <text:p>36.9 births/1,000 population (2011 est.) </text:p>
          </table:table-cell>
          <table:table-cell table:formula="of:=MID([.B90]; 1; FIND(&quot; &quot;; [.B90]))" office:value-type="string" office:string-value="36.9 " calcext:value-type="string">
            <text:p>36.9 </text:p>
          </table:table-cell>
          <table:table-cell office:value-type="string" calcext:value-type="string">
            <text:p>36.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u.html" xlink:type="simple">Guinea-Bissau</text:a> </text:p>
          </table:table-cell>
          <table:table-cell office:value-type="string" calcext:value-type="string">
            <text:p>35.15 births/1,000 population (2011 est.) </text:p>
          </table:table-cell>
          <table:table-cell table:formula="of:=MID([.B91]; 1; FIND(&quot; &quot;; [.B91]))" office:value-type="string" office:string-value="35.15 " calcext:value-type="string">
            <text:p>35.15 </text:p>
          </table:table-cell>
          <table:table-cell office:value-type="string" calcext:value-type="string">
            <text:p>35.1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gy.html" xlink:type="simple">Guyana</text:a> </text:p>
          </table:table-cell>
          <table:table-cell office:value-type="string" calcext:value-type="string">
            <text:p>17.12 births/1,000 population (2011 est.) </text:p>
          </table:table-cell>
          <table:table-cell table:formula="of:=MID([.B92]; 1; FIND(&quot; &quot;; [.B92]))" office:value-type="string" office:string-value="17.12 " calcext:value-type="string">
            <text:p>17.12 </text:p>
          </table:table-cell>
          <table:table-cell office:value-type="string" calcext:value-type="string">
            <text:p>17.1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ha.html" xlink:type="simple">Haiti</text:a> </text:p>
          </table:table-cell>
          <table:table-cell office:value-type="string" calcext:value-type="string">
            <text:p>24.4 births/1,000 population (2011 est.) </text:p>
          </table:table-cell>
          <table:table-cell table:formula="of:=MID([.B93]; 1; FIND(&quot; &quot;; [.B93]))" office:value-type="string" office:string-value="24.4 " calcext:value-type="string">
            <text:p>24.4 </text:p>
          </table:table-cell>
          <table:table-cell office:value-type="string" calcext:value-type="string">
            <text:p>24.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ho.html" xlink:type="simple">Honduras</text:a> </text:p>
          </table:table-cell>
          <table:table-cell office:value-type="string" calcext:value-type="string">
            <text:p>25.14 births/1,000 population (2011 est.) </text:p>
          </table:table-cell>
          <table:table-cell table:formula="of:=MID([.B94]; 1; FIND(&quot; &quot;; [.B94]))" office:value-type="string" office:string-value="25.14 " calcext:value-type="string">
            <text:p>25.14 </text:p>
          </table:table-cell>
          <table:table-cell office:value-type="string" calcext:value-type="string">
            <text:p>25.1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hk.html" xlink:type="simple">Hong Kong</text:a> </text:p>
          </table:table-cell>
          <table:table-cell office:value-type="string" calcext:value-type="string">
            <text:p>7.49 births/1,000 population (2011 est.) </text:p>
          </table:table-cell>
          <table:table-cell table:formula="of:=MID([.B95]; 1; FIND(&quot; &quot;; [.B95]))" office:value-type="string" office:string-value="7.49 " calcext:value-type="string">
            <text:p>7.49 </text:p>
          </table:table-cell>
          <table:table-cell office:value-type="string" calcext:value-type="string">
            <text:p>7.4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hu.html" xlink:type="simple">Hungary</text:a> </text:p>
          </table:table-cell>
          <table:table-cell office:value-type="string" calcext:value-type="string">
            <text:p>9.6 births/1,000 population (2011 est.) </text:p>
          </table:table-cell>
          <table:table-cell table:formula="of:=MID([.B96]; 1; FIND(&quot; &quot;; [.B96]))" office:value-type="string" office:string-value="9.6 " calcext:value-type="string">
            <text:p>9.6 </text:p>
          </table:table-cell>
          <table:table-cell office:value-type="string" calcext:value-type="string">
            <text:p>9.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c.html" xlink:type="simple">Iceland</text:a> </text:p>
          </table:table-cell>
          <table:table-cell office:value-type="string" calcext:value-type="string">
            <text:p>13.29 births/1,000 population (2011 est.) </text:p>
          </table:table-cell>
          <table:table-cell table:formula="of:=MID([.B97]; 1; FIND(&quot; &quot;; [.B97]))" office:value-type="string" office:string-value="13.29 " calcext:value-type="string">
            <text:p>13.29 </text:p>
          </table:table-cell>
          <table:table-cell office:value-type="string" calcext:value-type="string">
            <text:p>13.2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n.html" xlink:type="simple">India</text:a> </text:p>
          </table:table-cell>
          <table:table-cell office:value-type="string" calcext:value-type="string">
            <text:p>20.97 births/1,000 population (2011 est.) </text:p>
          </table:table-cell>
          <table:table-cell table:formula="of:=MID([.B98]; 1; FIND(&quot; &quot;; [.B98]))" office:value-type="string" office:string-value="20.97 " calcext:value-type="string">
            <text:p>20.97 </text:p>
          </table:table-cell>
          <table:table-cell office:value-type="string" calcext:value-type="string">
            <text:p>20.9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d.html" xlink:type="simple">Indonesia</text:a> </text:p>
          </table:table-cell>
          <table:table-cell office:value-type="string" calcext:value-type="string">
            <text:p>18.1 births/1,000 population (2011 est.) </text:p>
          </table:table-cell>
          <table:table-cell table:formula="of:=MID([.B99]; 1; FIND(&quot; &quot;; [.B99]))" office:value-type="string" office:string-value="18.1 " calcext:value-type="string">
            <text:p>18.1 </text:p>
          </table:table-cell>
          <table:table-cell office:value-type="string" calcext:value-type="string">
            <text:p>18.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r.html" xlink:type="simple">Iran</text:a> </text:p>
          </table:table-cell>
          <table:table-cell office:value-type="string" calcext:value-type="string">
            <text:p>18.55 births/1,000 population (2011 est.) </text:p>
          </table:table-cell>
          <table:table-cell table:formula="of:=MID([.B100]; 1; FIND(&quot; &quot;; [.B100]))" office:value-type="string" office:string-value="18.55 " calcext:value-type="string">
            <text:p>18.55 </text:p>
          </table:table-cell>
          <table:table-cell office:value-type="string" calcext:value-type="string">
            <text:p>18.5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z.html" xlink:type="simple">Iraq</text:a> </text:p>
          </table:table-cell>
          <table:table-cell office:value-type="string" calcext:value-type="string">
            <text:p>28.81 births/1,000 population (2011 est.) </text:p>
          </table:table-cell>
          <table:table-cell table:formula="of:=MID([.B101]; 1; FIND(&quot; &quot;; [.B101]))" office:value-type="string" office:string-value="28.81 " calcext:value-type="string">
            <text:p>28.81 </text:p>
          </table:table-cell>
          <table:table-cell office:value-type="string" calcext:value-type="string">
            <text:p>28.8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ei.html" xlink:type="simple">Ireland</text:a> </text:p>
          </table:table-cell>
          <table:table-cell office:value-type="string" calcext:value-type="string">
            <text:p>16.1 births/1,000 population (2011 est.) </text:p>
          </table:table-cell>
          <table:table-cell table:formula="of:=MID([.B102]; 1; FIND(&quot; &quot;; [.B102]))" office:value-type="string" office:string-value="16.1 " calcext:value-type="string">
            <text:p>16.1 </text:p>
          </table:table-cell>
          <table:table-cell office:value-type="string" calcext:value-type="string">
            <text:p>16.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m.html" xlink:type="simple">Isle of Man</text:a> </text:p>
          </table:table-cell>
          <table:table-cell office:value-type="string" calcext:value-type="string">
            <text:p>11.42 births/1,000 population (2011 est.) </text:p>
          </table:table-cell>
          <table:table-cell table:formula="of:=MID([.B103]; 1; FIND(&quot; &quot;; [.B103]))" office:value-type="string" office:string-value="11.42 " calcext:value-type="string">
            <text:p>11.42 </text:p>
          </table:table-cell>
          <table:table-cell office:value-type="string" calcext:value-type="string">
            <text:p>11.4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s.html" xlink:type="simple">Israel</text:a> </text:p>
          </table:table-cell>
          <table:table-cell office:value-type="string" calcext:value-type="string">
            <text:p>19.24 births/1,000 population (2011 est.) </text:p>
          </table:table-cell>
          <table:table-cell table:formula="of:=MID([.B104]; 1; FIND(&quot; &quot;; [.B104]))" office:value-type="string" office:string-value="19.24 " calcext:value-type="string">
            <text:p>19.24 </text:p>
          </table:table-cell>
          <table:table-cell office:value-type="string" calcext:value-type="string">
            <text:p>19.2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it.html" xlink:type="simple">Italy</text:a> </text:p>
          </table:table-cell>
          <table:table-cell office:value-type="string" calcext:value-type="string">
            <text:p>9.18 births/1,000 population (2011 est.) </text:p>
          </table:table-cell>
          <table:table-cell table:formula="of:=MID([.B105]; 1; FIND(&quot; &quot;; [.B105]))" office:value-type="string" office:string-value="9.18 " calcext:value-type="string">
            <text:p>9.18 </text:p>
          </table:table-cell>
          <table:table-cell office:value-type="string" calcext:value-type="string">
            <text:p>9.1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jm.html" xlink:type="simple">Jamaica</text:a> </text:p>
          </table:table-cell>
          <table:table-cell office:value-type="string" calcext:value-type="string">
            <text:p>19.2 births/1,000 population (2011 est.) </text:p>
          </table:table-cell>
          <table:table-cell table:formula="of:=MID([.B106]; 1; FIND(&quot; &quot;; [.B106]))" office:value-type="string" office:string-value="19.2 " calcext:value-type="string">
            <text:p>19.2 </text:p>
          </table:table-cell>
          <table:table-cell office:value-type="string" calcext:value-type="string">
            <text:p>19.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ja.html" xlink:type="simple">Japan</text:a> </text:p>
          </table:table-cell>
          <table:table-cell office:value-type="string" calcext:value-type="string">
            <text:p>7.31 births/1,000 population (2011 est.) </text:p>
          </table:table-cell>
          <table:table-cell table:formula="of:=MID([.B107]; 1; FIND(&quot; &quot;; [.B107]))" office:value-type="string" office:string-value="7.31 " calcext:value-type="string">
            <text:p>7.31 </text:p>
          </table:table-cell>
          <table:table-cell office:value-type="string" calcext:value-type="string">
            <text:p>7.3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je.html" xlink:type="simple">Jersey</text:a> </text:p>
          </table:table-cell>
          <table:table-cell office:value-type="string" calcext:value-type="string">
            <text:p>10.9 births/1,000 population (2011 est.) </text:p>
          </table:table-cell>
          <table:table-cell table:formula="of:=MID([.B108]; 1; FIND(&quot; &quot;; [.B108]))" office:value-type="string" office:string-value="10.9 " calcext:value-type="string">
            <text:p>10.9 </text:p>
          </table:table-cell>
          <table:table-cell office:value-type="string" calcext:value-type="string">
            <text:p>10.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jo.html" xlink:type="simple">Jordan</text:a> </text:p>
          </table:table-cell>
          <table:table-cell office:value-type="string" calcext:value-type="string">
            <text:p>26.79 births/1,000 population (2011 est.) </text:p>
          </table:table-cell>
          <table:table-cell table:formula="of:=MID([.B109]; 1; FIND(&quot; &quot;; [.B109]))" office:value-type="string" office:string-value="26.79 " calcext:value-type="string">
            <text:p>26.79 </text:p>
          </table:table-cell>
          <table:table-cell office:value-type="string" calcext:value-type="string">
            <text:p>26.7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z.html" xlink:type="simple">Kazakhstan</text:a> </text:p>
          </table:table-cell>
          <table:table-cell office:value-type="string" calcext:value-type="string">
            <text:p>16.65 births/1,000 population (2011 est.) </text:p>
          </table:table-cell>
          <table:table-cell table:formula="of:=MID([.B110]; 1; FIND(&quot; &quot;; [.B110]))" office:value-type="string" office:string-value="16.65 " calcext:value-type="string">
            <text:p>16.65 </text:p>
          </table:table-cell>
          <table:table-cell office:value-type="string" calcext:value-type="string">
            <text:p>16.6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e.html" xlink:type="simple">Kenya</text:a> </text:p>
          </table:table-cell>
          <table:table-cell office:value-type="string" calcext:value-type="string">
            <text:p>33.54 births/1,000 population (2011 est.) </text:p>
          </table:table-cell>
          <table:table-cell table:formula="of:=MID([.B111]; 1; FIND(&quot; &quot;; [.B111]))" office:value-type="string" office:string-value="33.54 " calcext:value-type="string">
            <text:p>33.54 </text:p>
          </table:table-cell>
          <table:table-cell office:value-type="string" calcext:value-type="string">
            <text:p>33.5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r.html" xlink:type="simple">Kiribati</text:a> </text:p>
          </table:table-cell>
          <table:table-cell office:value-type="string" calcext:value-type="string">
            <text:p>22.73 births/1,000 population (2011 est.) </text:p>
          </table:table-cell>
          <table:table-cell table:formula="of:=MID([.B112]; 1; FIND(&quot; &quot;; [.B112]))" office:value-type="string" office:string-value="22.73 " calcext:value-type="string">
            <text:p>22.73 </text:p>
          </table:table-cell>
          <table:table-cell office:value-type="string" calcext:value-type="string">
            <text:p>22.7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n.html" xlink:type="simple">Korea, North</text:a> </text:p>
          </table:table-cell>
          <table:table-cell office:value-type="string" calcext:value-type="string">
            <text:p>14.51 births/1,000 population (2011 est.) </text:p>
          </table:table-cell>
          <table:table-cell table:formula="of:=MID([.B113]; 1; FIND(&quot; &quot;; [.B113]))" office:value-type="string" office:string-value="14.51 " calcext:value-type="string">
            <text:p>14.51 </text:p>
          </table:table-cell>
          <table:table-cell office:value-type="string" calcext:value-type="string">
            <text:p>14.5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s.html" xlink:type="simple">Korea, South</text:a> </text:p>
          </table:table-cell>
          <table:table-cell office:value-type="string" calcext:value-type="string">
            <text:p>8.55 births/1,000 population (2011 est.) </text:p>
          </table:table-cell>
          <table:table-cell table:formula="of:=MID([.B114]; 1; FIND(&quot; &quot;; [.B114]))" office:value-type="string" office:string-value="8.55 " calcext:value-type="string">
            <text:p>8.55 </text:p>
          </table:table-cell>
          <table:table-cell office:value-type="string" calcext:value-type="string">
            <text:p>8.5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u.html" xlink:type="simple">Kuwait</text:a> </text:p>
          </table:table-cell>
          <table:table-cell office:value-type="string" calcext:value-type="string">
            <text:p>21.32 births/1,000 population (2011 est.) </text:p>
          </table:table-cell>
          <table:table-cell table:formula="of:=MID([.B115]; 1; FIND(&quot; &quot;; [.B115]))" office:value-type="string" office:string-value="21.32 " calcext:value-type="string">
            <text:p>21.32 </text:p>
          </table:table-cell>
          <table:table-cell office:value-type="string" calcext:value-type="string">
            <text:p>21.3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kg.html" xlink:type="simple">Kyrgyzstan</text:a> </text:p>
          </table:table-cell>
          <table:table-cell office:value-type="string" calcext:value-type="string">
            <text:p>23.66 births/1,000 population (2011 est.) </text:p>
          </table:table-cell>
          <table:table-cell table:formula="of:=MID([.B116]; 1; FIND(&quot; &quot;; [.B116]))" office:value-type="string" office:string-value="23.66 " calcext:value-type="string">
            <text:p>23.66 </text:p>
          </table:table-cell>
          <table:table-cell office:value-type="string" calcext:value-type="string">
            <text:p>23.6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a.html" xlink:type="simple">Laos</text:a> </text:p>
          </table:table-cell>
          <table:table-cell office:value-type="string" calcext:value-type="string">
            <text:p>26.13 births/1,000 population (2011 est.) </text:p>
          </table:table-cell>
          <table:table-cell table:formula="of:=MID([.B117]; 1; FIND(&quot; &quot;; [.B117]))" office:value-type="string" office:string-value="26.13 " calcext:value-type="string">
            <text:p>26.13 </text:p>
          </table:table-cell>
          <table:table-cell office:value-type="string" calcext:value-type="string">
            <text:p>26.1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g.html" xlink:type="simple">Latvia</text:a> </text:p>
          </table:table-cell>
          <table:table-cell office:value-type="string" calcext:value-type="string">
            <text:p>9.96 births/1,000 population (2011 est.) </text:p>
          </table:table-cell>
          <table:table-cell table:formula="of:=MID([.B118]; 1; FIND(&quot; &quot;; [.B118]))" office:value-type="string" office:string-value="9.96 " calcext:value-type="string">
            <text:p>9.96 </text:p>
          </table:table-cell>
          <table:table-cell office:value-type="string" calcext:value-type="string">
            <text:p>9.9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e.html" xlink:type="simple">Lebanon</text:a> </text:p>
          </table:table-cell>
          <table:table-cell office:value-type="string" calcext:value-type="string">
            <text:p>15.02 births/1,000 population (2011 est.) </text:p>
          </table:table-cell>
          <table:table-cell table:formula="of:=MID([.B119]; 1; FIND(&quot; &quot;; [.B119]))" office:value-type="string" office:string-value="15.02 " calcext:value-type="string">
            <text:p>15.02 </text:p>
          </table:table-cell>
          <table:table-cell office:value-type="string" calcext:value-type="string">
            <text:p>15.0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t.html" xlink:type="simple">Lesotho</text:a> </text:p>
          </table:table-cell>
          <table:table-cell office:value-type="string" calcext:value-type="string">
            <text:p>26.93 births/1,000 population (2011 est.) </text:p>
          </table:table-cell>
          <table:table-cell table:formula="of:=MID([.B120]; 1; FIND(&quot; &quot;; [.B120]))" office:value-type="string" office:string-value="26.93 " calcext:value-type="string">
            <text:p>26.93 </text:p>
          </table:table-cell>
          <table:table-cell office:value-type="string" calcext:value-type="string">
            <text:p>26.9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i.html" xlink:type="simple">Liberia</text:a> </text:p>
          </table:table-cell>
          <table:table-cell office:value-type="string" calcext:value-type="string">
            <text:p>37.25 births/1,000 population (2011 est.) </text:p>
          </table:table-cell>
          <table:table-cell table:formula="of:=MID([.B121]; 1; FIND(&quot; &quot;; [.B121]))" office:value-type="string" office:string-value="37.25 " calcext:value-type="string">
            <text:p>37.25 </text:p>
          </table:table-cell>
          <table:table-cell office:value-type="string" calcext:value-type="string">
            <text:p>37.2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y.html" xlink:type="simple">Libya</text:a> </text:p>
          </table:table-cell>
          <table:table-cell office:value-type="string" calcext:value-type="string">
            <text:p>24.04 births/1,000 population (2011 est.) </text:p>
          </table:table-cell>
          <table:table-cell table:formula="of:=MID([.B122]; 1; FIND(&quot; &quot;; [.B122]))" office:value-type="string" office:string-value="24.04 " calcext:value-type="string">
            <text:p>24.04 </text:p>
          </table:table-cell>
          <table:table-cell office:value-type="string" calcext:value-type="string">
            <text:p>24.0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s.html" xlink:type="simple">Liechtenstein</text:a> </text:p>
          </table:table-cell>
          <table:table-cell office:value-type="string" calcext:value-type="string">
            <text:p>9.65 births/1,000 population (2011 est.) </text:p>
          </table:table-cell>
          <table:table-cell table:formula="of:=MID([.B123]; 1; FIND(&quot; &quot;; [.B123]))" office:value-type="string" office:string-value="9.65 " calcext:value-type="string">
            <text:p>9.65 </text:p>
          </table:table-cell>
          <table:table-cell office:value-type="string" calcext:value-type="string">
            <text:p>9.6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h.html" xlink:type="simple">Lithuania</text:a> </text:p>
          </table:table-cell>
          <table:table-cell office:value-type="string" calcext:value-type="string">
            <text:p>9.29 births/1,000 population (2011 est.) </text:p>
          </table:table-cell>
          <table:table-cell table:formula="of:=MID([.B124]; 1; FIND(&quot; &quot;; [.B124]))" office:value-type="string" office:string-value="9.29 " calcext:value-type="string">
            <text:p>9.29 </text:p>
          </table:table-cell>
          <table:table-cell office:value-type="string" calcext:value-type="string">
            <text:p>9.2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u.html" xlink:type="simple">Luxembourg</text:a> </text:p>
          </table:table-cell>
          <table:table-cell office:value-type="string" calcext:value-type="string">
            <text:p>11.69 births/1,000 population (2011 est.) </text:p>
          </table:table-cell>
          <table:table-cell table:formula="of:=MID([.B125]; 1; FIND(&quot; &quot;; [.B125]))" office:value-type="string" office:string-value="11.69 " calcext:value-type="string">
            <text:p>11.69 </text:p>
          </table:table-cell>
          <table:table-cell office:value-type="string" calcext:value-type="string">
            <text:p>11.6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c.html" xlink:type="simple">Macau</text:a> </text:p>
          </table:table-cell>
          <table:table-cell office:value-type="string" calcext:value-type="string">
            <text:p>9.03 births/1,000 population (2011 est.) </text:p>
          </table:table-cell>
          <table:table-cell table:formula="of:=MID([.B126]; 1; FIND(&quot; &quot;; [.B126]))" office:value-type="string" office:string-value="9.03 " calcext:value-type="string">
            <text:p>9.03 </text:p>
          </table:table-cell>
          <table:table-cell office:value-type="string" calcext:value-type="string">
            <text:p>9.0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k.html" xlink:type="simple">Macedonia</text:a> </text:p>
          </table:table-cell>
          <table:table-cell office:value-type="string" calcext:value-type="string">
            <text:p>11.87 births/1,000 population (2011 est.) </text:p>
          </table:table-cell>
          <table:table-cell table:formula="of:=MID([.B127]; 1; FIND(&quot; &quot;; [.B127]))" office:value-type="string" office:string-value="11.87 " calcext:value-type="string">
            <text:p>11.87 </text:p>
          </table:table-cell>
          <table:table-cell office:value-type="string" calcext:value-type="string">
            <text:p>11.8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a.html" xlink:type="simple">Madagascar</text:a> </text:p>
          </table:table-cell>
          <table:table-cell office:value-type="string" calcext:value-type="string">
            <text:p>37.51 births/1,000 population (2011 est.) </text:p>
          </table:table-cell>
          <table:table-cell table:formula="of:=MID([.B128]; 1; FIND(&quot; &quot;; [.B128]))" office:value-type="string" office:string-value="37.51 " calcext:value-type="string">
            <text:p>37.51 </text:p>
          </table:table-cell>
          <table:table-cell office:value-type="string" calcext:value-type="string">
            <text:p>37.5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i.html" xlink:type="simple">Malawi</text:a> </text:p>
          </table:table-cell>
          <table:table-cell office:value-type="string" calcext:value-type="string">
            <text:p>40.85 births/1,000 population (2011 est.) </text:p>
          </table:table-cell>
          <table:table-cell table:formula="of:=MID([.B129]; 1; FIND(&quot; &quot;; [.B129]))" office:value-type="string" office:string-value="40.85 " calcext:value-type="string">
            <text:p>40.85 </text:p>
          </table:table-cell>
          <table:table-cell office:value-type="string" calcext:value-type="string">
            <text:p>40.8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y.html" xlink:type="simple">Malaysia</text:a> </text:p>
          </table:table-cell>
          <table:table-cell office:value-type="string" calcext:value-type="string">
            <text:p>21.08 births/1,000 population (2011 est.) </text:p>
          </table:table-cell>
          <table:table-cell table:formula="of:=MID([.B130]; 1; FIND(&quot; &quot;; [.B130]))" office:value-type="string" office:string-value="21.08 " calcext:value-type="string">
            <text:p>21.08 </text:p>
          </table:table-cell>
          <table:table-cell office:value-type="string" calcext:value-type="string">
            <text:p>21.0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v.html" xlink:type="simple">Maldives</text:a> </text:p>
          </table:table-cell>
          <table:table-cell office:value-type="string" calcext:value-type="string">
            <text:p>14.83 births/1,000 population (2011 est.) </text:p>
          </table:table-cell>
          <table:table-cell table:formula="of:=MID([.B131]; 1; FIND(&quot; &quot;; [.B131]))" office:value-type="string" office:string-value="14.83 " calcext:value-type="string">
            <text:p>14.83 </text:p>
          </table:table-cell>
          <table:table-cell office:value-type="string" calcext:value-type="string">
            <text:p>14.8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l.html" xlink:type="simple">Mali</text:a> </text:p>
          </table:table-cell>
          <table:table-cell office:value-type="string" calcext:value-type="string">
            <text:p>45.62 births/1,000 population (2011 est.) </text:p>
          </table:table-cell>
          <table:table-cell table:formula="of:=MID([.B132]; 1; FIND(&quot; &quot;; [.B132]))" office:value-type="string" office:string-value="45.62 " calcext:value-type="string">
            <text:p>45.62 </text:p>
          </table:table-cell>
          <table:table-cell office:value-type="string" calcext:value-type="string">
            <text:p>45.6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t.html" xlink:type="simple">Malta</text:a> </text:p>
          </table:table-cell>
          <table:table-cell office:value-type="string" calcext:value-type="string">
            <text:p>10.35 births/1,000 population (2011 est.) </text:p>
          </table:table-cell>
          <table:table-cell table:formula="of:=MID([.B133]; 1; FIND(&quot; &quot;; [.B133]))" office:value-type="string" office:string-value="10.35 " calcext:value-type="string">
            <text:p>10.35 </text:p>
          </table:table-cell>
          <table:table-cell office:value-type="string" calcext:value-type="string">
            <text:p>10.3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m.html" xlink:type="simple">Marshall Islands</text:a> </text:p>
          </table:table-cell>
          <table:table-cell office:value-type="string" calcext:value-type="string">
            <text:p>29.11 births/1,000 population (2011 est.) </text:p>
          </table:table-cell>
          <table:table-cell table:formula="of:=MID([.B134]; 1; FIND(&quot; &quot;; [.B134]))" office:value-type="string" office:string-value="29.11 " calcext:value-type="string">
            <text:p>29.11 </text:p>
          </table:table-cell>
          <table:table-cell office:value-type="string" calcext:value-type="string">
            <text:p>29.1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r.html" xlink:type="simple">Mauritania</text:a> </text:p>
          </table:table-cell>
          <table:table-cell office:value-type="string" calcext:value-type="string">
            <text:p>33.23 births/1,000 population (2011 est.) </text:p>
          </table:table-cell>
          <table:table-cell table:formula="of:=MID([.B135]; 1; FIND(&quot; &quot;; [.B135]))" office:value-type="string" office:string-value="33.23 " calcext:value-type="string">
            <text:p>33.23 </text:p>
          </table:table-cell>
          <table:table-cell office:value-type="string" calcext:value-type="string">
            <text:p>33.2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p.html" xlink:type="simple">Mauritius</text:a> </text:p>
          </table:table-cell>
          <table:table-cell office:value-type="string" calcext:value-type="string">
            <text:p>13.97 births/1,000 population (2011 est.) </text:p>
          </table:table-cell>
          <table:table-cell table:formula="of:=MID([.B136]; 1; FIND(&quot; &quot;; [.B136]))" office:value-type="string" office:string-value="13.97 " calcext:value-type="string">
            <text:p>13.97 </text:p>
          </table:table-cell>
          <table:table-cell office:value-type="string" calcext:value-type="string">
            <text:p>13.9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x.html" xlink:type="simple">Mexico</text:a> </text:p>
          </table:table-cell>
          <table:table-cell office:value-type="string" calcext:value-type="string">
            <text:p>19.13 births/1,000 population (2011 est.) </text:p>
          </table:table-cell>
          <table:table-cell table:formula="of:=MID([.B137]; 1; FIND(&quot; &quot;; [.B137]))" office:value-type="string" office:string-value="19.13 " calcext:value-type="string">
            <text:p>19.13 </text:p>
          </table:table-cell>
          <table:table-cell office:value-type="string" calcext:value-type="string">
            <text:p>19.1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office:value-type="string" calcext:value-type="string">
            <text:p>22.22 births/1,000 population (2011 est.) </text:p>
          </table:table-cell>
          <table:table-cell table:formula="of:=MID([.B138]; 1; FIND(&quot; &quot;; [.B138]))" office:value-type="string" office:string-value="22.22 " calcext:value-type="string">
            <text:p>22.22 </text:p>
          </table:table-cell>
          <table:table-cell office:value-type="string" calcext:value-type="string">
            <text:p>22.2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d.html" xlink:type="simple">Moldova</text:a> </text:p>
          </table:table-cell>
          <table:table-cell office:value-type="string" calcext:value-type="string">
            <text:p>11.16 births/1,000 population (2011 est.) </text:p>
          </table:table-cell>
          <table:table-cell table:formula="of:=MID([.B139]; 1; FIND(&quot; &quot;; [.B139]))" office:value-type="string" office:string-value="11.16 " calcext:value-type="string">
            <text:p>11.16 </text:p>
          </table:table-cell>
          <table:table-cell office:value-type="string" calcext:value-type="string">
            <text:p>11.1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n.html" xlink:type="simple">Monaco</text:a> </text:p>
          </table:table-cell>
          <table:table-cell office:value-type="string" calcext:value-type="string">
            <text:p>6.94 births/1,000 population (2011 est.) </text:p>
          </table:table-cell>
          <table:table-cell table:formula="of:=MID([.B140]; 1; FIND(&quot; &quot;; [.B140]))" office:value-type="string" office:string-value="6.94 " calcext:value-type="string">
            <text:p>6.94 </text:p>
          </table:table-cell>
          <table:table-cell office:value-type="string" calcext:value-type="string">
            <text:p>6.9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g.html" xlink:type="simple">Mongolia</text:a> </text:p>
          </table:table-cell>
          <table:table-cell office:value-type="string" calcext:value-type="string">
            <text:p>20.93 births/1,000 population (2011 est.) </text:p>
          </table:table-cell>
          <table:table-cell table:formula="of:=MID([.B141]; 1; FIND(&quot; &quot;; [.B141]))" office:value-type="string" office:string-value="20.93 " calcext:value-type="string">
            <text:p>20.93 </text:p>
          </table:table-cell>
          <table:table-cell office:value-type="string" calcext:value-type="string">
            <text:p>20.9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j.html" xlink:type="simple">Montenegro</text:a> </text:p>
          </table:table-cell>
          <table:table-cell office:value-type="string" calcext:value-type="string">
            <text:p>11 births/1,000 population (2011 est.) </text:p>
          </table:table-cell>
          <table:table-cell table:formula="of:=MID([.B142]; 1; FIND(&quot; &quot;; [.B142]))" office:value-type="string" office:string-value="11 " calcext:value-type="string">
            <text:p>11 </text:p>
          </table:table-cell>
          <table:table-cell office:value-type="string" calcext:value-type="string">
            <text:p>1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h.html" xlink:type="simple">Montserrat</text:a> </text:p>
          </table:table-cell>
          <table:table-cell office:value-type="string" calcext:value-type="string">
            <text:p>11.67 births/1,000 population (2011 est.) </text:p>
          </table:table-cell>
          <table:table-cell table:formula="of:=MID([.B143]; 1; FIND(&quot; &quot;; [.B143]))" office:value-type="string" office:string-value="11.67 " calcext:value-type="string">
            <text:p>11.67 </text:p>
          </table:table-cell>
          <table:table-cell office:value-type="string" calcext:value-type="string">
            <text:p>11.6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o.html" xlink:type="simple">Morocco</text:a> </text:p>
          </table:table-cell>
          <table:table-cell office:value-type="string" calcext:value-type="string">
            <text:p>19.19 births/1,000 population (2011 est.) </text:p>
          </table:table-cell>
          <table:table-cell table:formula="of:=MID([.B144]; 1; FIND(&quot; &quot;; [.B144]))" office:value-type="string" office:string-value="19.19 " calcext:value-type="string">
            <text:p>19.19 </text:p>
          </table:table-cell>
          <table:table-cell office:value-type="string" calcext:value-type="string">
            <text:p>19.1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z.html" xlink:type="simple">Mozambique</text:a> </text:p>
          </table:table-cell>
          <table:table-cell office:value-type="string" calcext:value-type="string">
            <text:p>39.62 births/1,000 population (2011 est.) </text:p>
          </table:table-cell>
          <table:table-cell table:formula="of:=MID([.B145]; 1; FIND(&quot; &quot;; [.B145]))" office:value-type="string" office:string-value="39.62 " calcext:value-type="string">
            <text:p>39.62 </text:p>
          </table:table-cell>
          <table:table-cell office:value-type="string" calcext:value-type="string">
            <text:p>39.6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wa.html" xlink:type="simple">Namibia</text:a> </text:p>
          </table:table-cell>
          <table:table-cell office:value-type="string" calcext:value-type="string">
            <text:p>21.48 births/1,000 population (2011 est.) </text:p>
          </table:table-cell>
          <table:table-cell table:formula="of:=MID([.B146]; 1; FIND(&quot; &quot;; [.B146]))" office:value-type="string" office:string-value="21.48 " calcext:value-type="string">
            <text:p>21.48 </text:p>
          </table:table-cell>
          <table:table-cell office:value-type="string" calcext:value-type="string">
            <text:p>21.4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r.html" xlink:type="simple">Nauru</text:a> </text:p>
          </table:table-cell>
          <table:table-cell office:value-type="string" calcext:value-type="string">
            <text:p>27.78 births/1,000 population (2011 est.) </text:p>
          </table:table-cell>
          <table:table-cell table:formula="of:=MID([.B147]; 1; FIND(&quot; &quot;; [.B147]))" office:value-type="string" office:string-value="27.78 " calcext:value-type="string">
            <text:p>27.78 </text:p>
          </table:table-cell>
          <table:table-cell office:value-type="string" calcext:value-type="string">
            <text:p>27.7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p.html" xlink:type="simple">Nepal</text:a> </text:p>
          </table:table-cell>
          <table:table-cell office:value-type="string" calcext:value-type="string">
            <text:p>22.17 births/1,000 population (2011 est.) </text:p>
          </table:table-cell>
          <table:table-cell table:formula="of:=MID([.B148]; 1; FIND(&quot; &quot;; [.B148]))" office:value-type="string" office:string-value="22.17 " calcext:value-type="string">
            <text:p>22.17 </text:p>
          </table:table-cell>
          <table:table-cell office:value-type="string" calcext:value-type="string">
            <text:p>22.1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l.html" xlink:type="simple">Netherlands</text:a> </text:p>
          </table:table-cell>
          <table:table-cell office:value-type="string" calcext:value-type="string">
            <text:p>10.23 births/1,000 population (2011 est.) </text:p>
          </table:table-cell>
          <table:table-cell table:formula="of:=MID([.B149]; 1; FIND(&quot; &quot;; [.B149]))" office:value-type="string" office:string-value="10.23 " calcext:value-type="string">
            <text:p>10.23 </text:p>
          </table:table-cell>
          <table:table-cell office:value-type="string" calcext:value-type="string">
            <text:p>10.2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c.html" xlink:type="simple">New Caledonia</text:a> </text:p>
          </table:table-cell>
          <table:table-cell office:value-type="string" calcext:value-type="string">
            <text:p>16.28 births/1,000 population (2011 est.) </text:p>
          </table:table-cell>
          <table:table-cell table:formula="of:=MID([.B150]; 1; FIND(&quot; &quot;; [.B150]))" office:value-type="string" office:string-value="16.28 " calcext:value-type="string">
            <text:p>16.28 </text:p>
          </table:table-cell>
          <table:table-cell office:value-type="string" calcext:value-type="string">
            <text:p>16.2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z.html" xlink:type="simple">New Zealand</text:a> </text:p>
          </table:table-cell>
          <table:table-cell office:value-type="string" calcext:value-type="string">
            <text:p>13.68 births/1,000 population (2011 est.) </text:p>
          </table:table-cell>
          <table:table-cell table:formula="of:=MID([.B151]; 1; FIND(&quot; &quot;; [.B151]))" office:value-type="string" office:string-value="13.68 " calcext:value-type="string">
            <text:p>13.68 </text:p>
          </table:table-cell>
          <table:table-cell office:value-type="string" calcext:value-type="string">
            <text:p>13.6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u.html" xlink:type="simple">Nicaragua</text:a> </text:p>
          </table:table-cell>
          <table:table-cell office:value-type="string" calcext:value-type="string">
            <text:p>19.46 births/1,000 population (2011 est.) </text:p>
          </table:table-cell>
          <table:table-cell table:formula="of:=MID([.B152]; 1; FIND(&quot; &quot;; [.B152]))" office:value-type="string" office:string-value="19.46 " calcext:value-type="string">
            <text:p>19.46 </text:p>
          </table:table-cell>
          <table:table-cell office:value-type="string" calcext:value-type="string">
            <text:p>19.4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g.html" xlink:type="simple">Niger</text:a> </text:p>
          </table:table-cell>
          <table:table-cell office:value-type="string" calcext:value-type="string">
            <text:p>50.54 births/1,000 population (2011 est.) </text:p>
          </table:table-cell>
          <table:table-cell table:formula="of:=MID([.B153]; 1; FIND(&quot; &quot;; [.B153]))" office:value-type="string" office:string-value="50.54 " calcext:value-type="string">
            <text:p>50.54 </text:p>
          </table:table-cell>
          <table:table-cell office:value-type="string" calcext:value-type="string">
            <text:p>50.5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i.html" xlink:type="simple">Nigeria</text:a> </text:p>
          </table:table-cell>
          <table:table-cell office:value-type="string" calcext:value-type="string">
            <text:p>35.51 births/1,000 population (2011 est.) </text:p>
          </table:table-cell>
          <table:table-cell table:formula="of:=MID([.B154]; 1; FIND(&quot; &quot;; [.B154]))" office:value-type="string" office:string-value="35.51 " calcext:value-type="string">
            <text:p>35.51 </text:p>
          </table:table-cell>
          <table:table-cell office:value-type="string" calcext:value-type="string">
            <text:p>35.51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ne.html" xlink:type="simple">Niue</text:a> </text:p>
          </table:table-cell>
          <table:table-cell office:value-type="string" calcext:value-type="string">
            <text:p>NA </text:p>
          </table:table-cell>
          <table:table-cell table:formula="of:=MID([.B155]; 1; FIND(&quot; &quot;; [.B155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nf.html" xlink:type="simple">Norfolk Island</text:a> </text:p>
          </table:table-cell>
          <table:table-cell office:value-type="string" calcext:value-type="string">
            <text:p>NA </text:p>
          </table:table-cell>
          <table:table-cell table:formula="of:=MID([.B156]; 1; FIND(&quot; &quot;; [.B156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q.html" xlink:type="simple">Northern Mariana Islands</text:a> </text:p>
          </table:table-cell>
          <table:table-cell office:value-type="string" calcext:value-type="string">
            <text:p>20.69 births/1,000 population (2011 est.) </text:p>
          </table:table-cell>
          <table:table-cell table:formula="of:=MID([.B157]; 1; FIND(&quot; &quot;; [.B157]))" office:value-type="string" office:string-value="20.69 " calcext:value-type="string">
            <text:p>20.69 </text:p>
          </table:table-cell>
          <table:table-cell office:value-type="string" calcext:value-type="string">
            <text:p>20.6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o.html" xlink:type="simple">Norway</text:a> </text:p>
          </table:table-cell>
          <table:table-cell office:value-type="string" calcext:value-type="string">
            <text:p>10.84 births/1,000 population (2011 est.) </text:p>
          </table:table-cell>
          <table:table-cell table:formula="of:=MID([.B158]; 1; FIND(&quot; &quot;; [.B158]))" office:value-type="string" office:string-value="10.84 " calcext:value-type="string">
            <text:p>10.84 </text:p>
          </table:table-cell>
          <table:table-cell office:value-type="string" calcext:value-type="string">
            <text:p>10.8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mu.html" xlink:type="simple">Oman</text:a> </text:p>
          </table:table-cell>
          <table:table-cell office:value-type="string" calcext:value-type="string">
            <text:p>24.15 births/1,000 population (2011 est.) </text:p>
          </table:table-cell>
          <table:table-cell table:formula="of:=MID([.B159]; 1; FIND(&quot; &quot;; [.B159]))" office:value-type="string" office:string-value="24.15 " calcext:value-type="string">
            <text:p>24.15 </text:p>
          </table:table-cell>
          <table:table-cell office:value-type="string" calcext:value-type="string">
            <text:p>24.1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k.html" xlink:type="simple">Pakistan</text:a> </text:p>
          </table:table-cell>
          <table:table-cell office:value-type="string" calcext:value-type="string">
            <text:p>24.81 births/1,000 population (2011 est.) </text:p>
          </table:table-cell>
          <table:table-cell table:formula="of:=MID([.B160]; 1; FIND(&quot; &quot;; [.B160]))" office:value-type="string" office:string-value="24.81 " calcext:value-type="string">
            <text:p>24.81 </text:p>
          </table:table-cell>
          <table:table-cell office:value-type="string" calcext:value-type="string">
            <text:p>24.8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s.html" xlink:type="simple">Palau</text:a> </text:p>
          </table:table-cell>
          <table:table-cell office:value-type="string" calcext:value-type="string">
            <text:p>10.74 births/1,000 population (2011 est.) </text:p>
          </table:table-cell>
          <table:table-cell table:formula="of:=MID([.B161]; 1; FIND(&quot; &quot;; [.B161]))" office:value-type="string" office:string-value="10.74 " calcext:value-type="string">
            <text:p>10.74 </text:p>
          </table:table-cell>
          <table:table-cell office:value-type="string" calcext:value-type="string">
            <text:p>10.7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m.html" xlink:type="simple">Panama</text:a> </text:p>
          </table:table-cell>
          <table:table-cell office:value-type="string" calcext:value-type="string">
            <text:p>19.43 births/1,000 population (2011 est.) </text:p>
          </table:table-cell>
          <table:table-cell table:formula="of:=MID([.B162]; 1; FIND(&quot; &quot;; [.B162]))" office:value-type="string" office:string-value="19.43 " calcext:value-type="string">
            <text:p>19.43 </text:p>
          </table:table-cell>
          <table:table-cell office:value-type="string" calcext:value-type="string">
            <text:p>19.4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p.html" xlink:type="simple">Papua New Guinea</text:a> </text:p>
          </table:table-cell>
          <table:table-cell office:value-type="string" calcext:value-type="string">
            <text:p>26.44 births/1,000 population (2011 est.) </text:p>
          </table:table-cell>
          <table:table-cell table:formula="of:=MID([.B163]; 1; FIND(&quot; &quot;; [.B163]))" office:value-type="string" office:string-value="26.44 " calcext:value-type="string">
            <text:p>26.44 </text:p>
          </table:table-cell>
          <table:table-cell office:value-type="string" calcext:value-type="string">
            <text:p>26.4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a.html" xlink:type="simple">Paraguay</text:a> </text:p>
          </table:table-cell>
          <table:table-cell office:value-type="string" calcext:value-type="string">
            <text:p>17.48 births/1,000 population (2011 est.) </text:p>
          </table:table-cell>
          <table:table-cell table:formula="of:=MID([.B164]; 1; FIND(&quot; &quot;; [.B164]))" office:value-type="string" office:string-value="17.48 " calcext:value-type="string">
            <text:p>17.48 </text:p>
          </table:table-cell>
          <table:table-cell office:value-type="string" calcext:value-type="string">
            <text:p>17.4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e.html" xlink:type="simple">Peru</text:a> </text:p>
          </table:table-cell>
          <table:table-cell office:value-type="string" calcext:value-type="string">
            <text:p>19.41 births/1,000 population (2011 est.) </text:p>
          </table:table-cell>
          <table:table-cell table:formula="of:=MID([.B165]; 1; FIND(&quot; &quot;; [.B165]))" office:value-type="string" office:string-value="19.41 " calcext:value-type="string">
            <text:p>19.41 </text:p>
          </table:table-cell>
          <table:table-cell office:value-type="string" calcext:value-type="string">
            <text:p>19.4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p.html" xlink:type="simple">Philippines</text:a> </text:p>
          </table:table-cell>
          <table:table-cell office:value-type="string" calcext:value-type="string">
            <text:p>25.34 births/1,000 population (2011 est.) </text:p>
          </table:table-cell>
          <table:table-cell table:formula="of:=MID([.B166]; 1; FIND(&quot; &quot;; [.B166]))" office:value-type="string" office:string-value="25.34 " calcext:value-type="string">
            <text:p>25.34 </text:p>
          </table:table-cell>
          <table:table-cell office:value-type="string" calcext:value-type="string">
            <text:p>25.34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pc.html" xlink:type="simple">Pitcairn Islands</text:a> </text:p>
          </table:table-cell>
          <table:table-cell office:value-type="string" calcext:value-type="string">
            <text:p>NA </text:p>
          </table:table-cell>
          <table:table-cell table:formula="of:=MID([.B167]; 1; FIND(&quot; &quot;; [.B167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l.html" xlink:type="simple">Poland</text:a> </text:p>
          </table:table-cell>
          <table:table-cell office:value-type="string" calcext:value-type="string">
            <text:p>10.01 births/1,000 population (2011 est.) </text:p>
          </table:table-cell>
          <table:table-cell table:formula="of:=MID([.B168]; 1; FIND(&quot; &quot;; [.B168]))" office:value-type="string" office:string-value="10.01 " calcext:value-type="string">
            <text:p>10.01 </text:p>
          </table:table-cell>
          <table:table-cell office:value-type="string" calcext:value-type="string">
            <text:p>10.0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po.html" xlink:type="simple">Portugal</text:a> </text:p>
          </table:table-cell>
          <table:table-cell office:value-type="string" calcext:value-type="string">
            <text:p>9.94 births/1,000 population (2011 est.) </text:p>
          </table:table-cell>
          <table:table-cell table:formula="of:=MID([.B169]; 1; FIND(&quot; &quot;; [.B169]))" office:value-type="string" office:string-value="9.94 " calcext:value-type="string">
            <text:p>9.94 </text:p>
          </table:table-cell>
          <table:table-cell office:value-type="string" calcext:value-type="string">
            <text:p>9.9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q.html" xlink:type="simple">Puerto Rico</text:a> </text:p>
          </table:table-cell>
          <table:table-cell office:value-type="string" calcext:value-type="string">
            <text:p>11.35 births/1,000 population (2011 est.) </text:p>
          </table:table-cell>
          <table:table-cell table:formula="of:=MID([.B170]; 1; FIND(&quot; &quot;; [.B170]))" office:value-type="string" office:string-value="11.35 " calcext:value-type="string">
            <text:p>11.35 </text:p>
          </table:table-cell>
          <table:table-cell office:value-type="string" calcext:value-type="string">
            <text:p>11.3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qa.html" xlink:type="simple">Qatar</text:a> </text:p>
          </table:table-cell>
          <table:table-cell office:value-type="string" calcext:value-type="string">
            <text:p>15.48 births/1,000 population (2011 est.) </text:p>
          </table:table-cell>
          <table:table-cell table:formula="of:=MID([.B171]; 1; FIND(&quot; &quot;; [.B171]))" office:value-type="string" office:string-value="15.48 " calcext:value-type="string">
            <text:p>15.48 </text:p>
          </table:table-cell>
          <table:table-cell office:value-type="string" calcext:value-type="string">
            <text:p>15.4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o.html" xlink:type="simple">Romania</text:a> </text:p>
          </table:table-cell>
          <table:table-cell office:value-type="string" calcext:value-type="string">
            <text:p>9.55 births/1,000 population (2011 est.) </text:p>
          </table:table-cell>
          <table:table-cell table:formula="of:=MID([.B172]; 1; FIND(&quot; &quot;; [.B172]))" office:value-type="string" office:string-value="9.55 " calcext:value-type="string">
            <text:p>9.55 </text:p>
          </table:table-cell>
          <table:table-cell office:value-type="string" calcext:value-type="string">
            <text:p>9.5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s.html" xlink:type="simple">Russia</text:a> </text:p>
          </table:table-cell>
          <table:table-cell office:value-type="string" calcext:value-type="string">
            <text:p>11.05 births/1,000 population (2011 est.) </text:p>
          </table:table-cell>
          <table:table-cell table:formula="of:=MID([.B173]; 1; FIND(&quot; &quot;; [.B173]))" office:value-type="string" office:string-value="11.05 " calcext:value-type="string">
            <text:p>11.05 </text:p>
          </table:table-cell>
          <table:table-cell office:value-type="string" calcext:value-type="string">
            <text:p>11.0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w.html" xlink:type="simple">Rwanda</text:a> </text:p>
          </table:table-cell>
          <table:table-cell office:value-type="string" calcext:value-type="string">
            <text:p>36.74 births/1,000 population (2011 est.) </text:p>
          </table:table-cell>
          <table:table-cell table:formula="of:=MID([.B174]; 1; FIND(&quot; &quot;; [.B174]))" office:value-type="string" office:string-value="36.74 " calcext:value-type="string">
            <text:p>36.74 </text:p>
          </table:table-cell>
          <table:table-cell office:value-type="string" calcext:value-type="string">
            <text:p>36.7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h.html" xlink:type="simple">Saint Helena, Ascension, and Tristan da Cunha</text:a> </text:p>
          </table:table-cell>
          <table:table-cell office:value-type="string" calcext:value-type="string">
            <text:p>10.65 births/1,000 population (2011 est.) </text:p>
          </table:table-cell>
          <table:table-cell table:formula="of:=MID([.B175]; 1; FIND(&quot; &quot;; [.B175]))" office:value-type="string" office:string-value="10.65 " calcext:value-type="string">
            <text:p>10.65 </text:p>
          </table:table-cell>
          <table:table-cell office:value-type="string" calcext:value-type="string">
            <text:p>10.6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c.html" xlink:type="simple">Saint Kitts and Nevis</text:a> </text:p>
          </table:table-cell>
          <table:table-cell office:value-type="string" calcext:value-type="string">
            <text:p>14.07 births/1,000 population (2011 est.) </text:p>
          </table:table-cell>
          <table:table-cell table:formula="of:=MID([.B176]; 1; FIND(&quot; &quot;; [.B176]))" office:value-type="string" office:string-value="14.07 " calcext:value-type="string">
            <text:p>14.07 </text:p>
          </table:table-cell>
          <table:table-cell office:value-type="string" calcext:value-type="string">
            <text:p>14.0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t.html" xlink:type="simple">Saint Lucia</text:a> </text:p>
          </table:table-cell>
          <table:table-cell office:value-type="string" calcext:value-type="string">
            <text:p>14.63 births/1,000 population (2011 est.) </text:p>
          </table:table-cell>
          <table:table-cell table:formula="of:=MID([.B177]; 1; FIND(&quot; &quot;; [.B177]))" office:value-type="string" office:string-value="14.63 " calcext:value-type="string">
            <text:p>14.63 </text:p>
          </table:table-cell>
          <table:table-cell office:value-type="string" calcext:value-type="string">
            <text:p>14.6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b.html" xlink:type="simple">Saint Pierre and Miquelon</text:a> </text:p>
          </table:table-cell>
          <table:table-cell office:value-type="string" calcext:value-type="string">
            <text:p>8.32 births/1,000 population (2011 est.) </text:p>
          </table:table-cell>
          <table:table-cell table:formula="of:=MID([.B178]; 1; FIND(&quot; &quot;; [.B178]))" office:value-type="string" office:string-value="8.32 " calcext:value-type="string">
            <text:p>8.32 </text:p>
          </table:table-cell>
          <table:table-cell office:value-type="string" calcext:value-type="string">
            <text:p>8.3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office:value-type="string" calcext:value-type="string">
            <text:p>14.62 births/1,000 population (2011 est.) </text:p>
          </table:table-cell>
          <table:table-cell table:formula="of:=MID([.B179]; 1; FIND(&quot; &quot;; [.B179]))" office:value-type="string" office:string-value="14.62 " calcext:value-type="string">
            <text:p>14.62 </text:p>
          </table:table-cell>
          <table:table-cell office:value-type="string" calcext:value-type="string">
            <text:p>14.6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ws.html" xlink:type="simple">Samoa</text:a> </text:p>
          </table:table-cell>
          <table:table-cell office:value-type="string" calcext:value-type="string">
            <text:p>22.5 births/1,000 population (2011 est.) </text:p>
          </table:table-cell>
          <table:table-cell table:formula="of:=MID([.B180]; 1; FIND(&quot; &quot;; [.B180]))" office:value-type="string" office:string-value="22.5 " calcext:value-type="string">
            <text:p>22.5 </text:p>
          </table:table-cell>
          <table:table-cell office:value-type="string" calcext:value-type="string">
            <text:p>22.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m.html" xlink:type="simple">San Marino</text:a> </text:p>
          </table:table-cell>
          <table:table-cell office:value-type="string" calcext:value-type="string">
            <text:p>9.02 births/1,000 population (2011 est.) </text:p>
          </table:table-cell>
          <table:table-cell table:formula="of:=MID([.B181]; 1; FIND(&quot; &quot;; [.B181]))" office:value-type="string" office:string-value="9.02 " calcext:value-type="string">
            <text:p>9.02 </text:p>
          </table:table-cell>
          <table:table-cell office:value-type="string" calcext:value-type="string">
            <text:p>9.0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p.html" xlink:type="simple">Sao Tome and Principe</text:a> </text:p>
          </table:table-cell>
          <table:table-cell office:value-type="string" calcext:value-type="string">
            <text:p>38.03 births/1,000 population (2011 est.) </text:p>
          </table:table-cell>
          <table:table-cell table:formula="of:=MID([.B182]; 1; FIND(&quot; &quot;; [.B182]))" office:value-type="string" office:string-value="38.03 " calcext:value-type="string">
            <text:p>38.03 </text:p>
          </table:table-cell>
          <table:table-cell office:value-type="string" calcext:value-type="string">
            <text:p>38.0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a.html" xlink:type="simple">Saudi Arabia</text:a> </text:p>
          </table:table-cell>
          <table:table-cell office:value-type="string" calcext:value-type="string">
            <text:p>19.34 births/1,000 population (2011 est.) </text:p>
          </table:table-cell>
          <table:table-cell table:formula="of:=MID([.B183]; 1; FIND(&quot; &quot;; [.B183]))" office:value-type="string" office:string-value="19.34 " calcext:value-type="string">
            <text:p>19.34 </text:p>
          </table:table-cell>
          <table:table-cell office:value-type="string" calcext:value-type="string">
            <text:p>19.3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g.html" xlink:type="simple">Senegal</text:a> </text:p>
          </table:table-cell>
          <table:table-cell office:value-type="string" calcext:value-type="string">
            <text:p>36.73 births/1,000 population (2011 est.) </text:p>
          </table:table-cell>
          <table:table-cell table:formula="of:=MID([.B184]; 1; FIND(&quot; &quot;; [.B184]))" office:value-type="string" office:string-value="36.73 " calcext:value-type="string">
            <text:p>36.73 </text:p>
          </table:table-cell>
          <table:table-cell office:value-type="string" calcext:value-type="string">
            <text:p>36.7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ri.html" xlink:type="simple">Serbia</text:a> </text:p>
          </table:table-cell>
          <table:table-cell office:value-type="string" calcext:value-type="string">
            <text:p>9.19 births/1,000 population (2011 est.) </text:p>
          </table:table-cell>
          <table:table-cell table:formula="of:=MID([.B185]; 1; FIND(&quot; &quot;; [.B185]))" office:value-type="string" office:string-value="9.19 " calcext:value-type="string">
            <text:p>9.19 </text:p>
          </table:table-cell>
          <table:table-cell office:value-type="string" calcext:value-type="string">
            <text:p>9.1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e.html" xlink:type="simple">Seychelles</text:a> </text:p>
          </table:table-cell>
          <table:table-cell office:value-type="string" calcext:value-type="string">
            <text:p>15.33 births/1,000 population (2011 est.) </text:p>
          </table:table-cell>
          <table:table-cell table:formula="of:=MID([.B186]; 1; FIND(&quot; &quot;; [.B186]))" office:value-type="string" office:string-value="15.33 " calcext:value-type="string">
            <text:p>15.33 </text:p>
          </table:table-cell>
          <table:table-cell office:value-type="string" calcext:value-type="string">
            <text:p>15.3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l.html" xlink:type="simple">Sierra Leone</text:a> </text:p>
          </table:table-cell>
          <table:table-cell office:value-type="string" calcext:value-type="string">
            <text:p>38.46 births/1,000 population (2011 est.) </text:p>
          </table:table-cell>
          <table:table-cell table:formula="of:=MID([.B187]; 1; FIND(&quot; &quot;; [.B187]))" office:value-type="string" office:string-value="38.46 " calcext:value-type="string">
            <text:p>38.46 </text:p>
          </table:table-cell>
          <table:table-cell office:value-type="string" calcext:value-type="string">
            <text:p>38.4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n.html" xlink:type="simple">Singapore</text:a> </text:p>
          </table:table-cell>
          <table:table-cell office:value-type="string" calcext:value-type="string">
            <text:p>8.5 births/1,000 population (2011 est.) </text:p>
          </table:table-cell>
          <table:table-cell table:formula="of:=MID([.B188]; 1; FIND(&quot; &quot;; [.B188]))" office:value-type="string" office:string-value="8.5 " calcext:value-type="string">
            <text:p>8.5 </text:p>
          </table:table-cell>
          <table:table-cell office:value-type="string" calcext:value-type="string">
            <text:p>8.5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sk.html" xlink:type="simple">Sint Maarten</text:a> </text:p>
          </table:table-cell>
          <table:table-cell office:value-type="string" calcext:value-type="string">
            <text:p>NA </text:p>
          </table:table-cell>
          <table:table-cell table:formula="of:=MID([.B189]; 1; FIND(&quot; &quot;; [.B189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lo.html" xlink:type="simple">Slovakia</text:a> </text:p>
          </table:table-cell>
          <table:table-cell office:value-type="string" calcext:value-type="string">
            <text:p>10.48 births/1,000 population (2011 est.) </text:p>
          </table:table-cell>
          <table:table-cell table:formula="of:=MID([.B190]; 1; FIND(&quot; &quot;; [.B190]))" office:value-type="string" office:string-value="10.48 " calcext:value-type="string">
            <text:p>10.48 </text:p>
          </table:table-cell>
          <table:table-cell office:value-type="string" calcext:value-type="string">
            <text:p>10.4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i.html" xlink:type="simple">Slovenia</text:a> </text:p>
          </table:table-cell>
          <table:table-cell office:value-type="string" calcext:value-type="string">
            <text:p>8.85 births/1,000 population (2011 est.) </text:p>
          </table:table-cell>
          <table:table-cell table:formula="of:=MID([.B191]; 1; FIND(&quot; &quot;; [.B191]))" office:value-type="string" office:string-value="8.85 " calcext:value-type="string">
            <text:p>8.85 </text:p>
          </table:table-cell>
          <table:table-cell office:value-type="string" calcext:value-type="string">
            <text:p>8.8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bp.html" xlink:type="simple">Solomon Islands</text:a> </text:p>
          </table:table-cell>
          <table:table-cell office:value-type="string" calcext:value-type="string">
            <text:p>28.03 births/1,000 population (2011 est.) </text:p>
          </table:table-cell>
          <table:table-cell table:formula="of:=MID([.B192]; 1; FIND(&quot; &quot;; [.B192]))" office:value-type="string" office:string-value="28.03 " calcext:value-type="string">
            <text:p>28.03 </text:p>
          </table:table-cell>
          <table:table-cell office:value-type="string" calcext:value-type="string">
            <text:p>28.0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o.html" xlink:type="simple">Somalia</text:a> </text:p>
          </table:table-cell>
          <table:table-cell office:value-type="string" calcext:value-type="string">
            <text:p>42.71 births/1,000 population (2011 est.) </text:p>
          </table:table-cell>
          <table:table-cell table:formula="of:=MID([.B193]; 1; FIND(&quot; &quot;; [.B193]))" office:value-type="string" office:string-value="42.71 " calcext:value-type="string">
            <text:p>42.71 </text:p>
          </table:table-cell>
          <table:table-cell office:value-type="string" calcext:value-type="string">
            <text:p>42.7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f.html" xlink:type="simple">South Africa</text:a> </text:p>
          </table:table-cell>
          <table:table-cell office:value-type="string" calcext:value-type="string">
            <text:p>19.48 births/1,000 population (2011 est.) </text:p>
          </table:table-cell>
          <table:table-cell table:formula="of:=MID([.B194]; 1; FIND(&quot; &quot;; [.B194]))" office:value-type="string" office:string-value="19.48 " calcext:value-type="string">
            <text:p>19.48 </text:p>
          </table:table-cell>
          <table:table-cell office:value-type="string" calcext:value-type="string">
            <text:p>19.4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p.html" xlink:type="simple">Spain</text:a> </text:p>
          </table:table-cell>
          <table:table-cell office:value-type="string" calcext:value-type="string">
            <text:p>10.66 births/1,000 population (2011 est.) </text:p>
          </table:table-cell>
          <table:table-cell table:formula="of:=MID([.B195]; 1; FIND(&quot; &quot;; [.B195]))" office:value-type="string" office:string-value="10.66 " calcext:value-type="string">
            <text:p>10.66 </text:p>
          </table:table-cell>
          <table:table-cell office:value-type="string" calcext:value-type="string">
            <text:p>10.6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ce.html" xlink:type="simple">Sri Lanka</text:a> </text:p>
          </table:table-cell>
          <table:table-cell office:value-type="string" calcext:value-type="string">
            <text:p>17.42 births/1,000 population (2011 est.) </text:p>
          </table:table-cell>
          <table:table-cell table:formula="of:=MID([.B196]; 1; FIND(&quot; &quot;; [.B196]))" office:value-type="string" office:string-value="17.42 " calcext:value-type="string">
            <text:p>17.42 </text:p>
          </table:table-cell>
          <table:table-cell office:value-type="string" calcext:value-type="string">
            <text:p>17.4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u.html" xlink:type="simple">Sudan</text:a> </text:p>
          </table:table-cell>
          <table:table-cell office:value-type="string" calcext:value-type="string">
            <text:p>36.12 births/1,000 population (2011 est.) </text:p>
          </table:table-cell>
          <table:table-cell table:formula="of:=MID([.B197]; 1; FIND(&quot; &quot;; [.B197]))" office:value-type="string" office:string-value="36.12 " calcext:value-type="string">
            <text:p>36.12 </text:p>
          </table:table-cell>
          <table:table-cell office:value-type="string" calcext:value-type="string">
            <text:p>36.1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s.html" xlink:type="simple">Suriname</text:a> </text:p>
          </table:table-cell>
          <table:table-cell office:value-type="string" calcext:value-type="string">
            <text:p>16.42 births/1,000 population (2011 est.) </text:p>
          </table:table-cell>
          <table:table-cell table:formula="of:=MID([.B198]; 1; FIND(&quot; &quot;; [.B198]))" office:value-type="string" office:string-value="16.42 " calcext:value-type="string">
            <text:p>16.42 </text:p>
          </table:table-cell>
          <table:table-cell office:value-type="string" calcext:value-type="string">
            <text:p>16.42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sv.html" xlink:type="simple">Svalbard</text:a> </text:p>
          </table:table-cell>
          <table:table-cell office:value-type="string" calcext:value-type="string">
            <text:p>NA </text:p>
          </table:table-cell>
          <table:table-cell table:formula="of:=MID([.B199]; 1; FIND(&quot; &quot;; [.B199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wz.html" xlink:type="simple">Swaziland</text:a> </text:p>
          </table:table-cell>
          <table:table-cell office:value-type="string" calcext:value-type="string">
            <text:p>26.63 births/1,000 population (2011 est.) </text:p>
          </table:table-cell>
          <table:table-cell table:formula="of:=MID([.B200]; 1; FIND(&quot; &quot;; [.B200]))" office:value-type="string" office:string-value="26.63 " calcext:value-type="string">
            <text:p>26.63 </text:p>
          </table:table-cell>
          <table:table-cell office:value-type="string" calcext:value-type="string">
            <text:p>26.6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w.html" xlink:type="simple">Sweden</text:a> </text:p>
          </table:table-cell>
          <table:table-cell office:value-type="string" calcext:value-type="string">
            <text:p>10.18 births/1,000 population (2011 est.) </text:p>
          </table:table-cell>
          <table:table-cell table:formula="of:=MID([.B201]; 1; FIND(&quot; &quot;; [.B201]))" office:value-type="string" office:string-value="10.18 " calcext:value-type="string">
            <text:p>10.18 </text:p>
          </table:table-cell>
          <table:table-cell office:value-type="string" calcext:value-type="string">
            <text:p>10.1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z.html" xlink:type="simple">Switzerland</text:a> </text:p>
          </table:table-cell>
          <table:table-cell office:value-type="string" calcext:value-type="string">
            <text:p>9.53 births/1,000 population (2011 est.) </text:p>
          </table:table-cell>
          <table:table-cell table:formula="of:=MID([.B202]; 1; FIND(&quot; &quot;; [.B202]))" office:value-type="string" office:string-value="9.53 " calcext:value-type="string">
            <text:p>9.53 </text:p>
          </table:table-cell>
          <table:table-cell office:value-type="string" calcext:value-type="string">
            <text:p>9.5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sy.html" xlink:type="simple">Syria</text:a> </text:p>
          </table:table-cell>
          <table:table-cell office:value-type="string" calcext:value-type="string">
            <text:p>23.99 births/1,000 population (2011 est.) </text:p>
          </table:table-cell>
          <table:table-cell table:formula="of:=MID([.B203]; 1; FIND(&quot; &quot;; [.B203]))" office:value-type="string" office:string-value="23.99 " calcext:value-type="string">
            <text:p>23.99 </text:p>
          </table:table-cell>
          <table:table-cell office:value-type="string" calcext:value-type="string">
            <text:p>23.9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w.html" xlink:type="simple">Taiwan</text:a> </text:p>
          </table:table-cell>
          <table:table-cell office:value-type="string" calcext:value-type="string">
            <text:p>8.9 births/1,000 population (2011 est.) </text:p>
          </table:table-cell>
          <table:table-cell table:formula="of:=MID([.B204]; 1; FIND(&quot; &quot;; [.B204]))" office:value-type="string" office:string-value="8.9 " calcext:value-type="string">
            <text:p>8.9 </text:p>
          </table:table-cell>
          <table:table-cell office:value-type="string" calcext:value-type="string">
            <text:p>8.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i.html" xlink:type="simple">Tajikistan</text:a> </text:p>
          </table:table-cell>
          <table:table-cell office:value-type="string" calcext:value-type="string">
            <text:p>26.29 births/1,000 population (2011 est.) </text:p>
          </table:table-cell>
          <table:table-cell table:formula="of:=MID([.B205]; 1; FIND(&quot; &quot;; [.B205]))" office:value-type="string" office:string-value="26.29 " calcext:value-type="string">
            <text:p>26.29 </text:p>
          </table:table-cell>
          <table:table-cell office:value-type="string" calcext:value-type="string">
            <text:p>26.2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z.html" xlink:type="simple">Tanzania</text:a> </text:p>
          </table:table-cell>
          <table:table-cell office:value-type="string" calcext:value-type="string">
            <text:p>32.64 births/1,000 population (2011 est.) </text:p>
          </table:table-cell>
          <table:table-cell table:formula="of:=MID([.B206]; 1; FIND(&quot; &quot;; [.B206]))" office:value-type="string" office:string-value="32.64 " calcext:value-type="string">
            <text:p>32.64 </text:p>
          </table:table-cell>
          <table:table-cell office:value-type="string" calcext:value-type="string">
            <text:p>32.6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h.html" xlink:type="simple">Thailand</text:a> </text:p>
          </table:table-cell>
          <table:table-cell office:value-type="string" calcext:value-type="string">
            <text:p>12.95 births/1,000 population (2011 est.) </text:p>
          </table:table-cell>
          <table:table-cell table:formula="of:=MID([.B207]; 1; FIND(&quot; &quot;; [.B207]))" office:value-type="string" office:string-value="12.95 " calcext:value-type="string">
            <text:p>12.95 </text:p>
          </table:table-cell>
          <table:table-cell office:value-type="string" calcext:value-type="string">
            <text:p>12.9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t.html" xlink:type="simple">Timor-Leste</text:a> </text:p>
          </table:table-cell>
          <table:table-cell office:value-type="string" calcext:value-type="string">
            <text:p>25.7 births/1,000 population (2011 est.) </text:p>
          </table:table-cell>
          <table:table-cell table:formula="of:=MID([.B208]; 1; FIND(&quot; &quot;; [.B208]))" office:value-type="string" office:string-value="25.7 " calcext:value-type="string">
            <text:p>25.7 </text:p>
          </table:table-cell>
          <table:table-cell office:value-type="string" calcext:value-type="string">
            <text:p>25.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o.html" xlink:type="simple">Togo</text:a> </text:p>
          </table:table-cell>
          <table:table-cell office:value-type="string" calcext:value-type="string">
            <text:p>35.58 births/1,000 population (2011 est.) </text:p>
          </table:table-cell>
          <table:table-cell table:formula="of:=MID([.B209]; 1; FIND(&quot; &quot;; [.B209]))" office:value-type="string" office:string-value="35.58 " calcext:value-type="string">
            <text:p>35.58 </text:p>
          </table:table-cell>
          <table:table-cell office:value-type="string" calcext:value-type="string">
            <text:p>35.58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1/geos/tl.html" xlink:type="simple">Tokelau</text:a> </text:p>
          </table:table-cell>
          <table:table-cell office:value-type="string" calcext:value-type="string">
            <text:p>NA </text:p>
          </table:table-cell>
          <table:table-cell table:formula="of:=MID([.B210]; 1; FIND(&quot; &quot;; [.B210]))" office:value-type="string" office:string-value="NA " calcext:value-type="string">
            <text:p>NA </text:p>
          </table:table-cell>
          <table:table-cell office:value-type="string" calcext:value-type="string">
            <text:p>NA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n.html" xlink:type="simple">Tonga</text:a> </text:p>
          </table:table-cell>
          <table:table-cell office:value-type="string" calcext:value-type="string">
            <text:p>25.27 births/1,000 population (2011 est.) </text:p>
          </table:table-cell>
          <table:table-cell table:formula="of:=MID([.B211]; 1; FIND(&quot; &quot;; [.B211]))" office:value-type="string" office:string-value="25.27 " calcext:value-type="string">
            <text:p>25.27 </text:p>
          </table:table-cell>
          <table:table-cell office:value-type="string" calcext:value-type="string">
            <text:p>25.2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d.html" xlink:type="simple">Trinidad and Tobago</text:a> </text:p>
          </table:table-cell>
          <table:table-cell office:value-type="string" calcext:value-type="string">
            <text:p>14.35 births/1,000 population (2011 est.) </text:p>
          </table:table-cell>
          <table:table-cell table:formula="of:=MID([.B212]; 1; FIND(&quot; &quot;; [.B212]))" office:value-type="string" office:string-value="14.35 " calcext:value-type="string">
            <text:p>14.35 </text:p>
          </table:table-cell>
          <table:table-cell office:value-type="string" calcext:value-type="string">
            <text:p>14.35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s.html" xlink:type="simple">Tunisia</text:a> </text:p>
          </table:table-cell>
          <table:table-cell office:value-type="string" calcext:value-type="string">
            <text:p>17.4 births/1,000 population (2011 est.) </text:p>
          </table:table-cell>
          <table:table-cell table:formula="of:=MID([.B213]; 1; FIND(&quot; &quot;; [.B213]))" office:value-type="string" office:string-value="17.4 " calcext:value-type="string">
            <text:p>17.4 </text:p>
          </table:table-cell>
          <table:table-cell office:value-type="string" calcext:value-type="string">
            <text:p>17.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u.html" xlink:type="simple">Turkey</text:a> </text:p>
          </table:table-cell>
          <table:table-cell office:value-type="string" calcext:value-type="string">
            <text:p>17.93 births/1,000 population (2011 est.) </text:p>
          </table:table-cell>
          <table:table-cell table:formula="of:=MID([.B214]; 1; FIND(&quot; &quot;; [.B214]))" office:value-type="string" office:string-value="17.93 " calcext:value-type="string">
            <text:p>17.93 </text:p>
          </table:table-cell>
          <table:table-cell office:value-type="string" calcext:value-type="string">
            <text:p>17.9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x.html" xlink:type="simple">Turkmenistan</text:a> </text:p>
          </table:table-cell>
          <table:table-cell office:value-type="string" calcext:value-type="string">
            <text:p>19.54 births/1,000 population (2011 est.) </text:p>
          </table:table-cell>
          <table:table-cell table:formula="of:=MID([.B215]; 1; FIND(&quot; &quot;; [.B215]))" office:value-type="string" office:string-value="19.54 " calcext:value-type="string">
            <text:p>19.54 </text:p>
          </table:table-cell>
          <table:table-cell office:value-type="string" calcext:value-type="string">
            <text:p>19.5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k.html" xlink:type="simple">Turks and Caicos Islands</text:a> </text:p>
          </table:table-cell>
          <table:table-cell office:value-type="string" calcext:value-type="string">
            <text:p>17.76 births/1,000 population (2011 est.) </text:p>
          </table:table-cell>
          <table:table-cell table:formula="of:=MID([.B216]; 1; FIND(&quot; &quot;; [.B216]))" office:value-type="string" office:string-value="17.76 " calcext:value-type="string">
            <text:p>17.76 </text:p>
          </table:table-cell>
          <table:table-cell office:value-type="string" calcext:value-type="string">
            <text:p>17.7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tv.html" xlink:type="simple">Tuvalu</text:a> </text:p>
          </table:table-cell>
          <table:table-cell office:value-type="string" calcext:value-type="string">
            <text:p>23.24 births/1,000 population (2011 est.) </text:p>
          </table:table-cell>
          <table:table-cell table:formula="of:=MID([.B217]; 1; FIND(&quot; &quot;; [.B217]))" office:value-type="string" office:string-value="23.24 " calcext:value-type="string">
            <text:p>23.24 </text:p>
          </table:table-cell>
          <table:table-cell office:value-type="string" calcext:value-type="string">
            <text:p>23.24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g.html" xlink:type="simple">Uganda</text:a> </text:p>
          </table:table-cell>
          <table:table-cell office:value-type="string" calcext:value-type="string">
            <text:p>47.49 births/1,000 population (2011 est.) </text:p>
          </table:table-cell>
          <table:table-cell table:formula="of:=MID([.B218]; 1; FIND(&quot; &quot;; [.B218]))" office:value-type="string" office:string-value="47.49 " calcext:value-type="string">
            <text:p>47.49 </text:p>
          </table:table-cell>
          <table:table-cell office:value-type="string" calcext:value-type="string">
            <text:p>47.4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p.html" xlink:type="simple">Ukraine</text:a> </text:p>
          </table:table-cell>
          <table:table-cell office:value-type="string" calcext:value-type="string">
            <text:p>9.62 births/1,000 population (2011 est.) </text:p>
          </table:table-cell>
          <table:table-cell table:formula="of:=MID([.B219]; 1; FIND(&quot; &quot;; [.B219]))" office:value-type="string" office:string-value="9.62 " calcext:value-type="string">
            <text:p>9.62 </text:p>
          </table:table-cell>
          <table:table-cell office:value-type="string" calcext:value-type="string">
            <text:p>9.6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ae.html" xlink:type="simple">United Arab Emirates</text:a> </text:p>
          </table:table-cell>
          <table:table-cell office:value-type="string" calcext:value-type="string">
            <text:p>15.87 births/1,000 population (2011 est.) </text:p>
          </table:table-cell>
          <table:table-cell table:formula="of:=MID([.B220]; 1; FIND(&quot; &quot;; [.B220]))" office:value-type="string" office:string-value="15.87 " calcext:value-type="string">
            <text:p>15.87 </text:p>
          </table:table-cell>
          <table:table-cell office:value-type="string" calcext:value-type="string">
            <text:p>15.8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k.html" xlink:type="simple">United Kingdom</text:a> </text:p>
          </table:table-cell>
          <table:table-cell office:value-type="string" calcext:value-type="string">
            <text:p>12.29 births/1,000 population (2011 est.) </text:p>
          </table:table-cell>
          <table:table-cell table:formula="of:=MID([.B221]; 1; FIND(&quot; &quot;; [.B221]))" office:value-type="string" office:string-value="12.29 " calcext:value-type="string">
            <text:p>12.29 </text:p>
          </table:table-cell>
          <table:table-cell office:value-type="string" calcext:value-type="string">
            <text:p>12.2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s.html" xlink:type="simple">United States</text:a> </text:p>
          </table:table-cell>
          <table:table-cell office:value-type="string" calcext:value-type="string">
            <text:p>13.83 births/1,000 population (2011 est.) </text:p>
          </table:table-cell>
          <table:table-cell table:formula="of:=MID([.B222]; 1; FIND(&quot; &quot;; [.B222]))" office:value-type="string" office:string-value="13.83 " calcext:value-type="string">
            <text:p>13.83 </text:p>
          </table:table-cell>
          <table:table-cell office:value-type="string" calcext:value-type="string">
            <text:p>13.8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y.html" xlink:type="simple">Uruguay</text:a> </text:p>
          </table:table-cell>
          <table:table-cell office:value-type="string" calcext:value-type="string">
            <text:p>13.52 births/1,000 population (2011 est.) </text:p>
          </table:table-cell>
          <table:table-cell table:formula="of:=MID([.B223]; 1; FIND(&quot; &quot;; [.B223]))" office:value-type="string" office:string-value="13.52 " calcext:value-type="string">
            <text:p>13.52 </text:p>
          </table:table-cell>
          <table:table-cell office:value-type="string" calcext:value-type="string">
            <text:p>13.52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uz.html" xlink:type="simple">Uzbekistan</text:a> </text:p>
          </table:table-cell>
          <table:table-cell office:value-type="string" calcext:value-type="string">
            <text:p>17.43 births/1,000 population (2011 est.) </text:p>
          </table:table-cell>
          <table:table-cell table:formula="of:=MID([.B224]; 1; FIND(&quot; &quot;; [.B224]))" office:value-type="string" office:string-value="17.43 " calcext:value-type="string">
            <text:p>17.43 </text:p>
          </table:table-cell>
          <table:table-cell office:value-type="string" calcext:value-type="string">
            <text:p>17.43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nh.html" xlink:type="simple">Vanuatu</text:a> </text:p>
          </table:table-cell>
          <table:table-cell office:value-type="string" calcext:value-type="string">
            <text:p>20.86 births/1,000 population (2011 est.) </text:p>
          </table:table-cell>
          <table:table-cell table:formula="of:=MID([.B225]; 1; FIND(&quot; &quot;; [.B225]))" office:value-type="string" office:string-value="20.86 " calcext:value-type="string">
            <text:p>20.86 </text:p>
          </table:table-cell>
          <table:table-cell office:value-type="string" calcext:value-type="string">
            <text:p>20.8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ve.html" xlink:type="simple">Venezuela</text:a> </text:p>
          </table:table-cell>
          <table:table-cell office:value-type="string" calcext:value-type="string">
            <text:p>20.1 births/1,000 population (2011 est.) </text:p>
          </table:table-cell>
          <table:table-cell table:formula="of:=MID([.B226]; 1; FIND(&quot; &quot;; [.B226]))" office:value-type="string" office:string-value="20.1 " calcext:value-type="string">
            <text:p>20.1 </text:p>
          </table:table-cell>
          <table:table-cell office:value-type="string" calcext:value-type="string">
            <text:p>20.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vm.html" xlink:type="simple">Vietnam</text:a> </text:p>
          </table:table-cell>
          <table:table-cell office:value-type="string" calcext:value-type="string">
            <text:p>17.07 births/1,000 population (2011 est.) </text:p>
          </table:table-cell>
          <table:table-cell table:formula="of:=MID([.B227]; 1; FIND(&quot; &quot;; [.B227]))" office:value-type="string" office:string-value="17.07 " calcext:value-type="string">
            <text:p>17.07 </text:p>
          </table:table-cell>
          <table:table-cell office:value-type="string" calcext:value-type="string">
            <text:p>17.07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vq.html" xlink:type="simple">Virgin Islands</text:a> </text:p>
          </table:table-cell>
          <table:table-cell office:value-type="string" calcext:value-type="string">
            <text:p>11.41 births/1,000 population (2011 est.) </text:p>
          </table:table-cell>
          <table:table-cell table:formula="of:=MID([.B228]; 1; FIND(&quot; &quot;; [.B228]))" office:value-type="string" office:string-value="11.41 " calcext:value-type="string">
            <text:p>11.41 </text:p>
          </table:table-cell>
          <table:table-cell office:value-type="string" calcext:value-type="string">
            <text:p>11.4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wf.html" xlink:type="simple">Wallis and Futuna</text:a> </text:p>
          </table:table-cell>
          <table:table-cell office:value-type="string" calcext:value-type="string">
            <text:p>13.96 births/1,000 population NA (2011 est.) </text:p>
          </table:table-cell>
          <table:table-cell table:formula="of:=MID([.B229]; 1; FIND(&quot; &quot;; [.B229]))" office:value-type="string" office:string-value="13.96 " calcext:value-type="string">
            <text:p>13.96 </text:p>
          </table:table-cell>
          <table:table-cell office:value-type="string" calcext:value-type="string">
            <text:p>13.9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we.html" xlink:type="simple">West Bank</text:a> </text:p>
          </table:table-cell>
          <table:table-cell office:value-type="string" calcext:value-type="string">
            <text:p>24.56 births/1,000 population (2011 est.) </text:p>
          </table:table-cell>
          <table:table-cell table:formula="of:=MID([.B230]; 1; FIND(&quot; &quot;; [.B230]))" office:value-type="string" office:string-value="24.56 " calcext:value-type="string">
            <text:p>24.56 </text:p>
          </table:table-cell>
          <table:table-cell office:value-type="string" calcext:value-type="string">
            <text:p>24.56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wi.html" xlink:type="simple">Western Sahara</text:a> </text:p>
          </table:table-cell>
          <table:table-cell office:value-type="string" calcext:value-type="string">
            <text:p>32.1 births/1,000 population (2011 est.) </text:p>
          </table:table-cell>
          <table:table-cell table:formula="of:=MID([.B231]; 1; FIND(&quot; &quot;; [.B231]))" office:value-type="string" office:string-value="32.1 " calcext:value-type="string">
            <text:p>32.1 </text:p>
          </table:table-cell>
          <table:table-cell office:value-type="string" calcext:value-type="string">
            <text:p>32.1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ym.html" xlink:type="simple">Yemen</text:a> </text:p>
          </table:table-cell>
          <table:table-cell office:value-type="string" calcext:value-type="string">
            <text:p>33.49 births/1,000 population (2011 est.) </text:p>
          </table:table-cell>
          <table:table-cell table:formula="of:=MID([.B232]; 1; FIND(&quot; &quot;; [.B232]))" office:value-type="string" office:string-value="33.49 " calcext:value-type="string">
            <text:p>33.49 </text:p>
          </table:table-cell>
          <table:table-cell office:value-type="string" calcext:value-type="string">
            <text:p>33.49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za.html" xlink:type="simple">Zambia</text:a> </text:p>
          </table:table-cell>
          <table:table-cell office:value-type="string" calcext:value-type="string">
            <text:p>44.08 births/1,000 population (2011 est.) </text:p>
          </table:table-cell>
          <table:table-cell table:formula="of:=MID([.B233]; 1; FIND(&quot; &quot;; [.B233]))" office:value-type="string" office:string-value="44.08 " calcext:value-type="string">
            <text:p>44.08 </text:p>
          </table:table-cell>
          <table:table-cell office:value-type="string" calcext:value-type="string">
            <text:p>44.08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1/geos/zi.html" xlink:type="simple">Zimbabwe</text:a> </text:p>
          </table:table-cell>
          <table:table-cell office:value-type="string" calcext:value-type="string">
            <text:p>31.86 births/1,000 population (2011 est.) </text:p>
          </table:table-cell>
          <table:table-cell table:formula="of:=MID([.B234]; 1; FIND(&quot; &quot;; [.B234]))" office:value-type="string" office:string-value="31.86 " calcext:value-type="string">
            <text:p>31.86 </text:p>
          </table:table-cell>
          <table:table-cell office:value-type="string" calcext:value-type="string">
            <text:p>31.86 </text:p>
          </table:table-cell>
        </table:table-row>
      </table:table>
      <table:named-expressions>
        <table:named-range table:name="AA" table:base-cell-address="$Feuille1.$A$22" table:cell-range-address="#REF!"/>
        <table:named-range table:name="AC" table:base-cell-address="$Feuille1.$A$16" table:cell-range-address="#REF!"/>
        <table:named-range table:name="AE" table:base-cell-address="$Feuille1.$A$438" table:cell-range-address="#REF!"/>
        <table:named-range table:name="AF" table:base-cell-address="$Feuille1.$A$2" table:cell-range-address="#REF!"/>
        <table:named-range table:name="AG" table:base-cell-address="$Feuille1.$A$6" table:cell-range-address="#REF!"/>
        <table:named-range table:name="AJ" table:base-cell-address="$Feuille1.$A$28" table:cell-range-address="#REF!"/>
        <table:named-range table:name="AL" table:base-cell-address="$Feuille1.$A$4" table:cell-range-address="#REF!"/>
        <table:named-range table:name="AM" table:base-cell-address="$Feuille1.$A$20" table:cell-range-address="#REF!"/>
        <table:named-range table:name="AN" table:base-cell-address="$Feuille1.$A$10" table:cell-range-address="#REF!"/>
        <table:named-range table:name="AO" table:base-cell-address="$Feuille1.$A$12" table:cell-range-address="#REF!"/>
        <table:named-range table:name="AQ" table:base-cell-address="$Feuille1.$A$8" table:cell-range-address="#REF!"/>
        <table:named-range table:name="AR" table:base-cell-address="$Feuille1.$A$18" table:cell-range-address="#REF!"/>
        <table:named-range table:name="AS" table:base-cell-address="$Feuille1.$A$24" table:cell-range-address="#REF!"/>
        <table:named-range table:name="AU" table:base-cell-address="$Feuille1.$A$26" table:cell-range-address="#REF!"/>
        <table:named-range table:name="AV" table:base-cell-address="$Feuille1.$A$14" table:cell-range-address="#REF!"/>
        <table:named-range table:name="BA" table:base-cell-address="$Feuille1.$A$32" table:cell-range-address="#REF!"/>
        <table:named-range table:name="BB" table:base-cell-address="$Feuille1.$A$36" table:cell-range-address="#REF!"/>
        <table:named-range table:name="BC" table:base-cell-address="$Feuille1.$A$54" table:cell-range-address="#REF!"/>
        <table:named-range table:name="BD" table:base-cell-address="$Feuille1.$A$46" table:cell-range-address="#REF!"/>
        <table:named-range table:name="BE" table:base-cell-address="$Feuille1.$A$40" table:cell-range-address="#REF!"/>
        <table:named-range table:name="BF" table:base-cell-address="$Feuille1.$A$30" table:cell-range-address="#REF!"/>
        <table:named-range table:name="BG" table:base-cell-address="$Feuille1.$A$34" table:cell-range-address="#REF!"/>
        <table:named-range table:name="BH" table:base-cell-address="$Feuille1.$A$42" table:cell-range-address="#REF!"/>
        <table:named-range table:name="BK" table:base-cell-address="$Feuille1.$A$52" table:cell-range-address="#REF!"/>
        <table:named-range table:name="BL" table:base-cell-address="$Feuille1.$A$50" table:cell-range-address="#REF!"/>
        <table:named-range table:name="BM" table:base-cell-address="$Feuille1.$A$66" table:cell-range-address="#REF!"/>
        <table:named-range table:name="BN" table:base-cell-address="$Feuille1.$A$44" table:cell-range-address="#REF!"/>
        <table:named-range table:name="BO" table:base-cell-address="$Feuille1.$A$38" table:cell-range-address="#REF!"/>
        <table:named-range table:name="BP" table:base-cell-address="$Feuille1.$A$382" table:cell-range-address="#REF!"/>
        <table:named-range table:name="BR" table:base-cell-address="$Feuille1.$A$56" table:cell-range-address="#REF!"/>
        <table:named-range table:name="BT" table:base-cell-address="$Feuille1.$A$48" table:cell-range-address="#REF!"/>
        <table:named-range table:name="BU" table:base-cell-address="$Feuille1.$A$62" table:cell-range-address="#REF!"/>
        <table:named-range table:name="BX" table:base-cell-address="$Feuille1.$A$60" table:cell-range-address="#REF!"/>
        <table:named-range table:name="BY" table:base-cell-address="$Feuille1.$A$68" table:cell-range-address="#REF!"/>
        <table:named-range table:name="CA" table:base-cell-address="$Feuille1.$A$74" table:cell-range-address="#REF!"/>
        <table:named-range table:name="CB" table:base-cell-address="$Feuille1.$A$70" table:cell-range-address="#REF!"/>
        <table:named-range table:name="CC" table:base-cell-address="$Feuille1.$A$110" table:cell-range-address="#REF!"/>
        <table:named-range table:name="CD" table:base-cell-address="$Feuille1.$A$82" table:cell-range-address="#REF!"/>
        <table:named-range table:name="CE" table:base-cell-address="$Feuille1.$A$390" table:cell-range-address="#REF!"/>
        <table:named-range table:name="CF" table:base-cell-address="$Feuille1.$A$98" table:cell-range-address="#REF!"/>
        <table:named-range table:name="CG" table:base-cell-address="$Feuille1.$A$96" table:cell-range-address="#REF!"/>
        <table:named-range table:name="CH" table:base-cell-address="$Feuille1.$A$86" table:cell-range-address="#REF!"/>
        <table:named-range table:name="CI" table:base-cell-address="$Feuille1.$A$84" table:cell-range-address="#REF!"/>
        <table:named-range table:name="CJ" table:base-cell-address="$Feuille1.$A$78" table:cell-range-address="#REF!"/>
        <table:named-range table:name="CK" table:base-cell-address="$Feuille1.$A$90" table:cell-range-address="#REF!"/>
        <table:named-range table:name="CM" table:base-cell-address="$Feuille1.$A$72" table:cell-range-address="#REF!"/>
        <table:named-range table:name="CN" table:base-cell-address="$Feuille1.$A$94" table:cell-range-address="#REF!"/>
        <table:named-range table:name="CO" table:base-cell-address="$Feuille1.$A$92" table:cell-range-address="#REF!"/>
        <table:named-range table:name="CQ" table:base-cell-address="$Feuille1.$A$312" table:cell-range-address="#REF!"/>
        <table:named-range table:name="CS" table:base-cell-address="$Feuille1.$A$102" table:cell-range-address="#REF!"/>
        <table:named-range table:name="CT" table:base-cell-address="$Feuille1.$A$80" table:cell-range-address="#REF!"/>
        <table:named-range table:name="CU" table:base-cell-address="$Feuille1.$A$108" table:cell-range-address="#REF!"/>
        <table:named-range table:name="CV" table:base-cell-address="$Feuille1.$A$76" table:cell-range-address="#REF!"/>
        <table:named-range table:name="CW" table:base-cell-address="$Feuille1.$A$100" table:cell-range-address="#REF!"/>
        <table:named-range table:name="CY" table:base-cell-address="$Feuille1.$A$112" table:cell-range-address="#REF!"/>
        <table:named-range table:name="DA" table:base-cell-address="$Feuille1.$A$116" table:cell-range-address="#REF!"/>
        <table:named-range table:name="DJ" table:base-cell-address="$Feuille1.$A$118" table:cell-range-address="#REF!"/>
        <table:named-range table:name="DO" table:base-cell-address="$Feuille1.$A$120" table:cell-range-address="#REF!"/>
        <table:named-range table:name="DR" table:base-cell-address="$Feuille1.$A$122" table:cell-range-address="#REF!"/>
        <table:named-range table:name="EC" table:base-cell-address="$Feuille1.$A$124" table:cell-range-address="#REF!"/>
        <table:named-range table:name="EE" table:base-cell-address="$Feuille1.$A$138" table:cell-range-address="#REF!"/>
        <table:named-range table:name="EG" table:base-cell-address="$Feuille1.$A$126" table:cell-range-address="#REF!"/>
        <table:named-range table:name="EI" table:base-cell-address="$Feuille1.$A$202" table:cell-range-address="#REF!"/>
        <table:named-range table:name="EK" table:base-cell-address="$Feuille1.$A$130" table:cell-range-address="#REF!"/>
        <table:named-range table:name="EN" table:base-cell-address="$Feuille1.$A$134" table:cell-range-address="#REF!"/>
        <table:named-range table:name="ER" table:base-cell-address="$Feuille1.$A$132" table:cell-range-address="#REF!"/>
        <table:named-range table:name="ES" table:base-cell-address="$Feuille1.$A$128" table:cell-range-address="#REF!"/>
        <table:named-range table:name="ET" table:base-cell-address="$Feuille1.$A$136" table:cell-range-address="#REF!"/>
        <table:named-range table:name="EZ" table:base-cell-address="$Feuille1.$A$114" table:cell-range-address="#REF!"/>
        <table:named-range table:name="FI" table:base-cell-address="$Feuille1.$A$146" table:cell-range-address="#REF!"/>
        <table:named-range table:name="FJ" table:base-cell-address="$Feuille1.$A$144" table:cell-range-address="#REF!"/>
        <table:named-range table:name="FK" table:base-cell-address="$Feuille1.$A$140" table:cell-range-address="#REF!"/>
        <table:named-range table:name="FM" table:base-cell-address="$Feuille1.$A$274" table:cell-range-address="#REF!"/>
        <table:named-range table:name="FO" table:base-cell-address="$Feuille1.$A$142" table:cell-range-address="#REF!"/>
        <table:named-range table:name="FP" table:base-cell-address="$Feuille1.$A$150" table:cell-range-address="#REF!"/>
        <table:named-range table:name="FR" table:base-cell-address="$Feuille1.$A$148" table:cell-range-address="#REF!"/>
        <table:named-range table:name="GA" table:base-cell-address="$Feuille1.$A$154" table:cell-range-address="#REF!"/>
        <table:named-range table:name="GB" table:base-cell-address="$Feuille1.$A$152" table:cell-range-address="#REF!"/>
        <table:named-range table:name="GG" table:base-cell-address="$Feuille1.$A$158" table:cell-range-address="#REF!"/>
        <table:named-range table:name="GH" table:base-cell-address="$Feuille1.$A$162" table:cell-range-address="#REF!"/>
        <table:named-range table:name="GI" table:base-cell-address="$Feuille1.$A$164" table:cell-range-address="#REF!"/>
        <table:named-range table:name="GJ" table:base-cell-address="$Feuille1.$A$170" table:cell-range-address="#REF!"/>
        <table:named-range table:name="GK" table:base-cell-address="$Feuille1.$A$176" table:cell-range-address="#REF!"/>
        <table:named-range table:name="GL" table:base-cell-address="$Feuille1.$A$168" table:cell-range-address="#REF!"/>
        <table:named-range table:name="GM" table:base-cell-address="$Feuille1.$A$160" table:cell-range-address="#REF!"/>
        <table:named-range table:name="GQ" table:base-cell-address="$Feuille1.$A$172" table:cell-range-address="#REF!"/>
        <table:named-range table:name="GR" table:base-cell-address="$Feuille1.$A$166" table:cell-range-address="#REF!"/>
        <table:named-range table:name="GT" table:base-cell-address="$Feuille1.$A$174" table:cell-range-address="#REF!"/>
        <table:named-range table:name="GV" table:base-cell-address="$Feuille1.$A$178" table:cell-range-address="#REF!"/>
        <table:named-range table:name="GY" table:base-cell-address="$Feuille1.$A$182" table:cell-range-address="#REF!"/>
        <table:named-range table:name="GZ" table:base-cell-address="$Feuille1.$A$156" table:cell-range-address="#REF!"/>
        <table:named-range table:name="HA" table:base-cell-address="$Feuille1.$A$184" table:cell-range-address="#REF!"/>
        <table:named-range table:name="HK" table:base-cell-address="$Feuille1.$A$188" table:cell-range-address="#REF!"/>
        <table:named-range table:name="HO" table:base-cell-address="$Feuille1.$A$186" table:cell-range-address="#REF!"/>
        <table:named-range table:name="HR" table:base-cell-address="$Feuille1.$A$106" table:cell-range-address="#REF!"/>
        <table:named-range table:name="HU" table:base-cell-address="$Feuille1.$A$190" table:cell-range-address="#REF!"/>
        <table:named-range table:name="IC" table:base-cell-address="$Feuille1.$A$192" table:cell-range-address="#REF!"/>
        <table:named-range table:name="ID" table:base-cell-address="$Feuille1.$A$196" table:cell-range-address="#REF!"/>
        <table:named-range table:name="IM" table:base-cell-address="$Feuille1.$A$204" table:cell-range-address="#REF!"/>
        <table:named-range table:name="IN" table:base-cell-address="$Feuille1.$A$194" table:cell-range-address="#REF!"/>
        <table:named-range table:name="IR" table:base-cell-address="$Feuille1.$A$198" table:cell-range-address="#REF!"/>
        <table:named-range table:name="IS" table:base-cell-address="$Feuille1.$A$206" table:cell-range-address="#REF!"/>
        <table:named-range table:name="IT" table:base-cell-address="$Feuille1.$A$208" table:cell-range-address="#REF!"/>
        <table:named-range table:name="IV" table:base-cell-address="$Feuille1.$A$104" table:cell-range-address="#REF!"/>
        <table:named-range table:name="IZ" table:base-cell-address="$Feuille1.$A$200" table:cell-range-address="#REF!"/>
        <table:named-range table:name="JA" table:base-cell-address="$Feuille1.$A$212" table:cell-range-address="#REF!"/>
        <table:named-range table:name="JE" table:base-cell-address="$Feuille1.$A$214" table:cell-range-address="#REF!"/>
        <table:named-range table:name="JM" table:base-cell-address="$Feuille1.$A$210" table:cell-range-address="#REF!"/>
        <table:named-range table:name="JO" table:base-cell-address="$Feuille1.$A$216" table:cell-range-address="#REF!"/>
        <table:named-range table:name="KE" table:base-cell-address="$Feuille1.$A$220" table:cell-range-address="#REF!"/>
        <table:named-range table:name="KG" table:base-cell-address="$Feuille1.$A$230" table:cell-range-address="#REF!"/>
        <table:named-range table:name="KN" table:base-cell-address="$Feuille1.$A$224" table:cell-range-address="#REF!"/>
        <table:named-range table:name="KR" table:base-cell-address="$Feuille1.$A$222" table:cell-range-address="#REF!"/>
        <table:named-range table:name="KS" table:base-cell-address="$Feuille1.$A$226" table:cell-range-address="#REF!"/>
        <table:named-range table:name="KT" table:base-cell-address="$Feuille1.$A$88" table:cell-range-address="#REF!"/>
        <table:named-range table:name="KU" table:base-cell-address="$Feuille1.$A$228" table:cell-range-address="#REF!"/>
        <table:named-range table:name="KZ" table:base-cell-address="$Feuille1.$A$218" table:cell-range-address="#REF!"/>
        <table:named-range table:name="LA" table:base-cell-address="$Feuille1.$A$232" table:cell-range-address="#REF!"/>
        <table:named-range table:name="LE" table:base-cell-address="$Feuille1.$A$236" table:cell-range-address="#REF!"/>
        <table:named-range table:name="LG" table:base-cell-address="$Feuille1.$A$234" table:cell-range-address="#REF!"/>
        <table:named-range table:name="LH" table:base-cell-address="$Feuille1.$A$246" table:cell-range-address="#REF!"/>
        <table:named-range table:name="LI" table:base-cell-address="$Feuille1.$A$240" table:cell-range-address="#REF!"/>
        <table:named-range table:name="LO" table:base-cell-address="$Feuille1.$A$378" table:cell-range-address="#REF!"/>
        <table:named-range table:name="LS" table:base-cell-address="$Feuille1.$A$244" table:cell-range-address="#REF!"/>
        <table:named-range table:name="LT" table:base-cell-address="$Feuille1.$A$238" table:cell-range-address="#REF!"/>
        <table:named-range table:name="LU" table:base-cell-address="$Feuille1.$A$248" table:cell-range-address="#REF!"/>
        <table:named-range table:name="LY" table:base-cell-address="$Feuille1.$A$242" table:cell-range-address="#REF!"/>
        <table:named-range table:name="MA" table:base-cell-address="$Feuille1.$A$254" table:cell-range-address="#REF!"/>
        <table:named-range table:name="MC" table:base-cell-address="$Feuille1.$A$250" table:cell-range-address="#REF!"/>
        <table:named-range table:name="MD" table:base-cell-address="$Feuille1.$A$276" table:cell-range-address="#REF!"/>
        <table:named-range table:name="MG" table:base-cell-address="$Feuille1.$A$280" table:cell-range-address="#REF!"/>
        <table:named-range table:name="MH" table:base-cell-address="$Feuille1.$A$284" table:cell-range-address="#REF!"/>
        <table:named-range table:name="MI" table:base-cell-address="$Feuille1.$A$256" table:cell-range-address="#REF!"/>
        <table:named-range table:name="MJ" table:base-cell-address="$Feuille1.$A$282" table:cell-range-address="#REF!"/>
        <table:named-range table:name="MK" table:base-cell-address="$Feuille1.$A$252" table:cell-range-address="#REF!"/>
        <table:named-range table:name="ML" table:base-cell-address="$Feuille1.$A$262" table:cell-range-address="#REF!"/>
        <table:named-range table:name="MN" table:base-cell-address="$Feuille1.$A$278" table:cell-range-address="#REF!"/>
        <table:named-range table:name="MO" table:base-cell-address="$Feuille1.$A$286" table:cell-range-address="#REF!"/>
        <table:named-range table:name="MP" table:base-cell-address="$Feuille1.$A$270" table:cell-range-address="#REF!"/>
        <table:named-range table:name="MR" table:base-cell-address="$Feuille1.$A$268" table:cell-range-address="#REF!"/>
        <table:named-range table:name="MT" table:base-cell-address="$Feuille1.$A$264" table:cell-range-address="#REF!"/>
        <table:named-range table:name="MU" table:base-cell-address="$Feuille1.$A$316" table:cell-range-address="#REF!"/>
        <table:named-range table:name="MV" table:base-cell-address="$Feuille1.$A$260" table:cell-range-address="#REF!"/>
        <table:named-range table:name="MX" table:base-cell-address="$Feuille1.$A$272" table:cell-range-address="#REF!"/>
        <table:named-range table:name="MY" table:base-cell-address="$Feuille1.$A$258" table:cell-range-address="#REF!"/>
        <table:named-range table:name="MZ" table:base-cell-address="$Feuille1.$A$288" table:cell-range-address="#REF!"/>
        <table:named-range table:name="NC" table:base-cell-address="$Feuille1.$A$298" table:cell-range-address="#REF!"/>
        <table:named-range table:name="NE" table:base-cell-address="$Feuille1.$A$308" table:cell-range-address="#REF!"/>
        <table:named-range table:name="NF" table:base-cell-address="$Feuille1.$A$310" table:cell-range-address="#REF!"/>
        <table:named-range table:name="NG" table:base-cell-address="$Feuille1.$A$304" table:cell-range-address="#REF!"/>
        <table:named-range table:name="NH" table:base-cell-address="$Feuille1.$A$448" table:cell-range-address="#REF!"/>
        <table:named-range table:name="NI" table:base-cell-address="$Feuille1.$A$306" table:cell-range-address="#REF!"/>
        <table:named-range table:name="NL" table:base-cell-address="$Feuille1.$A$296" table:cell-range-address="#REF!"/>
        <table:named-range table:name="NO" table:base-cell-address="$Feuille1.$A$314" table:cell-range-address="#REF!"/>
        <table:named-range table:name="NP" table:base-cell-address="$Feuille1.$A$294" table:cell-range-address="#REF!"/>
        <table:named-range table:name="NR" table:base-cell-address="$Feuille1.$A$292" table:cell-range-address="#REF!"/>
        <table:named-range table:name="NS" table:base-cell-address="$Feuille1.$A$394" table:cell-range-address="#REF!"/>
        <table:named-range table:name="NU" table:base-cell-address="$Feuille1.$A$302" table:cell-range-address="#REF!"/>
        <table:named-range table:name="NZ" table:base-cell-address="$Feuille1.$A$300" table:cell-range-address="#REF!"/>
        <table:named-range table:name="PA" table:base-cell-address="$Feuille1.$A$326" table:cell-range-address="#REF!"/>
        <table:named-range table:name="PC" table:base-cell-address="$Feuille1.$A$332" table:cell-range-address="#REF!"/>
        <table:named-range table:name="PE" table:base-cell-address="$Feuille1.$A$328" table:cell-range-address="#REF!"/>
        <table:named-range table:name="PK" table:base-cell-address="$Feuille1.$A$318" table:cell-range-address="#REF!"/>
        <table:named-range table:name="PL" table:base-cell-address="$Feuille1.$A$334" table:cell-range-address="#REF!"/>
        <table:named-range table:name="PM" table:base-cell-address="$Feuille1.$A$322" table:cell-range-address="#REF!"/>
        <table:named-range table:name="PO" table:base-cell-address="$Feuille1.$A$336" table:cell-range-address="#REF!"/>
        <table:named-range table:name="PP" table:base-cell-address="$Feuille1.$A$324" table:cell-range-address="#REF!"/>
        <table:named-range table:name="PS" table:base-cell-address="$Feuille1.$A$320" table:cell-range-address="#REF!"/>
        <table:named-range table:name="PU" table:base-cell-address="$Feuille1.$A$180" table:cell-range-address="#REF!"/>
        <table:named-range table:name="QA" table:base-cell-address="$Feuille1.$A$340" table:cell-range-address="#REF!"/>
        <table:named-range table:name="RI" table:base-cell-address="$Feuille1.$A$368" table:cell-range-address="#REF!"/>
        <table:named-range table:name="RM" table:base-cell-address="$Feuille1.$A$266" table:cell-range-address="#REF!"/>
        <table:named-range table:name="RO" table:base-cell-address="$Feuille1.$A$342" table:cell-range-address="#REF!"/>
        <table:named-range table:name="RP" table:base-cell-address="$Feuille1.$A$330" table:cell-range-address="#REF!"/>
        <table:named-range table:name="RQ" table:base-cell-address="$Feuille1.$A$338" table:cell-range-address="#REF!"/>
        <table:named-range table:name="RS" table:base-cell-address="$Feuille1.$A$344" table:cell-range-address="#REF!"/>
        <table:named-range table:name="RW" table:base-cell-address="$Feuille1.$A$346" table:cell-range-address="#REF!"/>
        <table:named-range table:name="SA" table:base-cell-address="$Feuille1.$A$364" table:cell-range-address="#REF!"/>
        <table:named-range table:name="SB" table:base-cell-address="$Feuille1.$A$354" table:cell-range-address="#REF!"/>
        <table:named-range table:name="SC" table:base-cell-address="$Feuille1.$A$350" table:cell-range-address="#REF!"/>
        <table:named-range table:name="SE" table:base-cell-address="$Feuille1.$A$370" table:cell-range-address="#REF!"/>
        <table:named-range table:name="SF" table:base-cell-address="$Feuille1.$A$386" table:cell-range-address="#REF!"/>
        <table:named-range table:name="SG" table:base-cell-address="$Feuille1.$A$366" table:cell-range-address="#REF!"/>
        <table:named-range table:name="SH" table:base-cell-address="$Feuille1.$A$348" table:cell-range-address="#REF!"/>
        <table:named-range table:name="SI" table:base-cell-address="$Feuille1.$A$380" table:cell-range-address="#REF!"/>
        <table:named-range table:name="SK" table:base-cell-address="$Feuille1.$A$376" table:cell-range-address="#REF!"/>
        <table:named-range table:name="SL" table:base-cell-address="$Feuille1.$A$372" table:cell-range-address="#REF!"/>
        <table:named-range table:name="SM" table:base-cell-address="$Feuille1.$A$360" table:cell-range-address="#REF!"/>
        <table:named-range table:name="SN" table:base-cell-address="$Feuille1.$A$374" table:cell-range-address="#REF!"/>
        <table:named-range table:name="SO" table:base-cell-address="$Feuille1.$A$384" table:cell-range-address="#REF!"/>
        <table:named-range table:name="SP" table:base-cell-address="$Feuille1.$A$388" table:cell-range-address="#REF!"/>
        <table:named-range table:name="ST" table:base-cell-address="$Feuille1.$A$352" table:cell-range-address="#REF!"/>
        <table:named-range table:name="SU" table:base-cell-address="$Feuille1.$A$392" table:cell-range-address="#REF!"/>
        <table:named-range table:name="SV" table:base-cell-address="$Feuille1.$A$396" table:cell-range-address="#REF!"/>
        <table:named-range table:name="SW" table:base-cell-address="$Feuille1.$A$400" table:cell-range-address="#REF!"/>
        <table:named-range table:name="SY" table:base-cell-address="$Feuille1.$A$404" table:cell-range-address="#REF!"/>
        <table:named-range table:name="SZ" table:base-cell-address="$Feuille1.$A$402" table:cell-range-address="#REF!"/>
        <table:named-range table:name="TD" table:base-cell-address="$Feuille1.$A$422" table:cell-range-address="#REF!"/>
        <table:named-range table:name="TH" table:base-cell-address="$Feuille1.$A$412" table:cell-range-address="#REF!"/>
        <table:named-range table:name="TI" table:base-cell-address="$Feuille1.$A$408" table:cell-range-address="#REF!"/>
        <table:named-range table:name="TK" table:base-cell-address="$Feuille1.$A$430" table:cell-range-address="#REF!"/>
        <table:named-range table:name="TL" table:base-cell-address="$Feuille1.$A$418" table:cell-range-address="#REF!"/>
        <table:named-range table:name="TN" table:base-cell-address="$Feuille1.$A$420" table:cell-range-address="#REF!"/>
        <table:named-range table:name="TO" table:base-cell-address="$Feuille1.$A$416" table:cell-range-address="#REF!"/>
        <table:named-range table:name="TP" table:base-cell-address="$Feuille1.$A$362" table:cell-range-address="#REF!"/>
        <table:named-range table:name="TS" table:base-cell-address="$Feuille1.$A$424" table:cell-range-address="#REF!"/>
        <table:named-range table:name="TT" table:base-cell-address="$Feuille1.$A$414" table:cell-range-address="#REF!"/>
        <table:named-range table:name="TU" table:base-cell-address="$Feuille1.$A$426" table:cell-range-address="#REF!"/>
        <table:named-range table:name="TV" table:base-cell-address="$Feuille1.$A$432" table:cell-range-address="#REF!"/>
        <table:named-range table:name="TW" table:base-cell-address="$Feuille1.$A$406" table:cell-range-address="#REF!"/>
        <table:named-range table:name="TX" table:base-cell-address="$Feuille1.$A$428" table:cell-range-address="#REF!"/>
        <table:named-range table:name="TZ" table:base-cell-address="$Feuille1.$A$410" table:cell-range-address="#REF!"/>
        <table:named-range table:name="UG" table:base-cell-address="$Feuille1.$A$434" table:cell-range-address="#REF!"/>
        <table:named-range table:name="UK" table:base-cell-address="$Feuille1.$A$440" table:cell-range-address="#REF!"/>
        <table:named-range table:name="UP" table:base-cell-address="$Feuille1.$A$436" table:cell-range-address="#REF!"/>
        <table:named-range table:name="US" table:base-cell-address="$Feuille1.$A$442" table:cell-range-address="#REF!"/>
        <table:named-range table:name="UV" table:base-cell-address="$Feuille1.$A$64" table:cell-range-address="#REF!"/>
        <table:named-range table:name="UY" table:base-cell-address="$Feuille1.$A$444" table:cell-range-address="#REF!"/>
        <table:named-range table:name="UZ" table:base-cell-address="$Feuille1.$A$446" table:cell-range-address="#REF!"/>
        <table:named-range table:name="VC" table:base-cell-address="$Feuille1.$A$356" table:cell-range-address="#REF!"/>
        <table:named-range table:name="VE" table:base-cell-address="$Feuille1.$A$450" table:cell-range-address="#REF!"/>
        <table:named-range table:name="VI" table:base-cell-address="$Feuille1.$A$58" table:cell-range-address="#REF!"/>
        <table:named-range table:name="VM" table:base-cell-address="$Feuille1.$A$452" table:cell-range-address="#REF!"/>
        <table:named-range table:name="VQ" table:base-cell-address="$Feuille1.$A$454" table:cell-range-address="#REF!"/>
        <table:named-range table:name="WA" table:base-cell-address="$Feuille1.$A$290" table:cell-range-address="#REF!"/>
        <table:named-range table:name="WE" table:base-cell-address="$Feuille1.$A$458" table:cell-range-address="#REF!"/>
        <table:named-range table:name="WF" table:base-cell-address="$Feuille1.$A$456" table:cell-range-address="#REF!"/>
        <table:named-range table:name="WI" table:base-cell-address="$Feuille1.$A$460" table:cell-range-address="#REF!"/>
        <table:named-range table:name="WS" table:base-cell-address="$Feuille1.$A$358" table:cell-range-address="#REF!"/>
        <table:named-range table:name="WZ" table:base-cell-address="$Feuille1.$A$398" table:cell-range-address="#REF!"/>
        <table:named-range table:name="XX" table:base-cell-address="$Feuille1.$A$462" table:cell-range-address="#REF!"/>
        <table:named-range table:name="YM" table:base-cell-address="$Feuille1.$A$464" table:cell-range-address="#REF!"/>
        <table:named-range table:name="ZA" table:base-cell-address="$Feuille1.$A$466" table:cell-range-address="#REF!"/>
        <table:named-range table:name="ZI" table:base-cell-address="$Feuille1.$A$468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3T15:38:12.302000000</meta:creation-date>
    <dc:date>2023-07-13T16:22:05.185000000</dc:date>
    <meta:editing-duration>PT21M19S</meta:editing-duration>
    <meta:editing-cycles>4</meta:editing-cycles>
    <meta:generator>LibreOffice/6.2.4.2$Windows_X86_64 LibreOffice_project/2412653d852ce75f65fbfa83fb7e7b669a126d64</meta:generator>
    <meta:document-statistic meta:table-count="1" meta:cell-count="936" meta:object-count="0"/>
  </office:meta>
</office:document-meta>
</file>